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" manifest:full-path="Object 25/Configurations2/statu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2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withoutfill">
      <style:graphic-properties svg:stroke-width="0.1cm" draw:marker-start="Arrow" draw:marker-start-width="0.45cm" draw:marker-end="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ole-draw-aspect="1" style:protect="size"/>
    </style:style>
    <style:style style:name="pr1" style:family="presentation" style:parent-style-name="Predeterminado-notes">
      <style:graphic-properties draw:fill-color="#ffffff" fo:min-height="13.114cm"/>
    </style:style>
    <style:style style:name="pr2" style:family="presentation" style:parent-style-name="Predeterminado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3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6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2.4cm" fo:margin-right="0cm" fo:text-indent="-0.6cm"/>
    </style:style>
    <style:style style:name="P9" style:family="paragraph">
      <style:paragraph-properties fo:margin-left="0cm" fo:margin-right="0cm" fo:text-indent="0cm"/>
      <style:text-properties fo:font-size="16pt" fo:font-weight="bold" style:font-size-asian="16pt" style:font-weight-asian="bold" style:font-size-complex="16pt" style:font-weight-complex="bold"/>
    </style:style>
    <style:style style:name="P10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family="Arial" style:font-style-name="Normal" style:font-family-generic="swiss" style:font-pitch="variable" fo:font-size="20pt" style:font-family-asian="Arial" style:font-style-name-asian="Normal" style:font-family-generic-asian="swiss" style:font-pitch-asian="variable" style:font-size-asian="20pt" style:font-family-complex="Arial" style:font-style-name-complex="Normal" style:font-family-generic-complex="swiss" style:font-pitch-complex="variable" style:font-size-complex="20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family="Arial" style:font-style-name="Normal" style:font-family-generic="swiss" style:font-pitch="variable" fo:font-size="18pt" style:font-family-asian="Arial" style:font-style-name-asian="Normal" style:font-family-generic-asian="swiss" style:font-pitch-asian="variable" style:font-size-asian="18pt" style:font-family-complex="Arial" style:font-style-name-complex="Normal" style:font-family-generic-complex="swiss" style:font-pitch-complex="variable" style:font-size-complex="18pt"/>
    </style:style>
    <style:style style:name="T12" style:family="text">
      <style:text-properties fo:font-family="Arial" style:font-family-generic="roman" style:font-pitch="variable" fo:font-size="18pt" style:font-family-asian="Arial" style:font-style-name-asian="Normal" style:font-family-generic-asian="swiss" style:font-pitch-asian="variable" style:font-size-asian="18pt" style:font-family-complex="Arial" style:font-style-name-complex="Normal" style:font-family-generic-complex="swiss" style:font-pitch-complex="variable" style:font-size-complex="18pt"/>
    </style:style>
    <style:style style:name="T13" style:family="text">
      <style:text-properties style:text-position="sub 58%" fo:font-size="18pt" style:font-size-asian="18pt" style:font-size-complex="18pt"/>
    </style:style>
    <style:style style:name="T14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19" style:family="text">
      <style:text-properties fo:font-family="Arial" style:font-family-generic="roman" style:font-pitch="variable" fo:font-size="20pt" style:font-family-asian="Arial" style:font-style-name-asian="Normal" style:font-family-generic-asian="swiss" style:font-pitch-asian="variable" style:font-size-asian="20pt" style:font-family-complex="Arial" style:font-style-name-complex="Normal" style:font-family-generic-complex="swiss" style:font-pitch-complex="variable" style:font-size-complex="20pt"/>
    </style:style>
    <style:style style:name="T20" style:family="text">
      <style:text-properties style:text-position="sub 58%" fo:font-family="Arial" style:font-style-name="Normal" style:font-family-generic="swiss" style:font-pitch="variable" fo:font-size="20pt" style:font-family-asian="Arial" style:font-style-name-asian="Normal" style:font-family-generic-asian="swiss" style:font-pitch-asian="variable" style:font-size-asian="20pt" style:font-family-complex="Arial" style:font-style-name-complex="Normal" style:font-family-generic-complex="swiss" style:font-pitch-complex="variable" style:font-size-complex="20pt"/>
    </style:style>
    <style:style style:name="T21" style:family="text">
      <style:text-properties fo:font-family="Arial" style:font-style-name="Normal" style:font-family-generic="swiss" style:font-pitch="variable" fo:font-size="20pt" fo:font-weight="bold" style:font-family-asian="Arial" style:font-style-name-asian="Normal" style:font-family-generic-asian="swiss" style:font-pitch-asian="variable" style:font-size-asian="20pt" style:font-weight-asian="bold" style:font-family-complex="Arial" style:font-style-name-complex="Normal" style:font-family-generic-complex="swiss" style:font-pitch-complex="variable" style:font-size-complex="20pt" style:font-weight-complex="bold"/>
    </style:style>
    <style:style style:name="T22" style:family="text">
      <style:text-properties style:text-position="0% 100%" fo:font-family="Arial" style:font-style-name="Normal" style:font-family-generic="swiss" style:font-pitch="variable" fo:font-size="20pt" style:font-family-asian="Arial" style:font-style-name-asian="Normal" style:font-family-generic-asian="swiss" style:font-pitch-asian="variable" style:font-size-asian="20pt" style:font-family-complex="Arial" style:font-style-name-complex="Normal" style:font-family-generic-complex="swiss" style:font-pitch-complex="variable" style:font-size-complex="20pt"/>
    </style:style>
    <style:style style:name="T23" style:family="text">
      <style:text-properties fo:font-size="22pt" fo:font-weight="bold" style:font-size-asian="22pt" style:font-weight-asian="bold" style:font-size-complex="22pt" style:font-weight-complex="bold"/>
    </style:style>
    <style:style style:name="T24" style:family="text">
      <style:text-properties fo:font-family="Arial" style:font-style-name="Normal" style:font-family-generic="swiss" style:font-pitch="variable" fo:font-size="18pt" fo:font-weight="bold" style:font-family-asian="Arial" style:font-style-name-asian="Normal" style:font-family-generic-asian="swiss" style:font-pitch-asian="variable" style:font-size-asian="18pt" style:font-weight-asian="bold" style:font-family-complex="Arial" style:font-style-name-complex="Normal" style:font-family-generic-complex="swiss" style:font-pitch-complex="variable" style:font-size-complex="18pt" style:font-weight-complex="bold"/>
    </style:style>
    <style:style style:name="T25" style:family="text">
      <style:text-properties fo:font-size="18pt" fo:font-weight="normal" style:font-size-asian="18pt" style:font-weight-asian="normal" style:font-size-complex="18pt" style:font-weight-complex="normal"/>
    </style:style>
    <style:style style:name="T26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7" style:family="text">
      <style:text-properties fo:font-family="'Times New Roman'" style:font-family-generic="roman" style:font-pitch="variable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8" style:family="text">
      <style:text-properties fo:font-size="16pt" fo:font-weight="normal" style:font-size-asian="16pt" style:font-weight-asian="normal" style:font-size-complex="16pt" style:font-weight-complex="normal"/>
    </style:style>
    <style:style style:name="T29" style:family="text">
      <style:text-properties fo:font-family="'Times New Roman'" style:font-family-generic="roman" style:font-pitch="variable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31" style:family="text">
      <style:text-properties fo:font-family="Arial" style:font-style-name="Normal" style:font-family-generic="swiss" style:font-pitch="variable" fo:font-size="18pt" fo:font-weight="normal" style:font-family-asian="Arial" style:font-style-name-asian="Normal" style:font-family-generic-asian="swiss" style:font-pitch-asian="variable" style:font-size-asian="18pt" style:font-weight-asian="normal" style:font-family-complex="Arial" style:font-style-name-complex="Normal" style:font-family-generic-complex="swiss" style:font-pitch-complex="variable" style:font-size-complex="18pt" style:font-weight-complex="normal"/>
    </style:style>
    <style:style style:name="T32" style:family="text">
      <style:text-properties fo:font-family="'Times New Roman'" style:font-family-generic="roman" style:font-pitch="variable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3" style:family="text">
      <style:text-properties style:text-position="sub 58%" fo:font-family="'Times New Roman'" style:font-family-generic="roman" style:font-pitch="variable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4" style:family="text">
      <style:text-properties style:text-position="super 58%" fo:font-size="18pt" fo:font-weight="normal" style:font-size-asian="18pt" style:font-weight-asian="normal" style:font-size-complex="18pt" style:font-weight-complex="normal"/>
    </style:style>
    <style:style style:name="T35" style:family="text">
      <style:text-properties style:text-position="sub 58%" fo:font-family="'Times New Roman'" style:font-family-generic="roman" style:font-pitch="variable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6" style:family="text">
      <style:text-properties fo:font-family="'Times New Roman'" style:font-family-generic="roman" style:font-pitch="variable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7" style:family="text">
      <style:text-properties style:text-position="sub 58%" fo:font-family="'Times New Roman'" style:font-family-generic="roman" style:font-pitch="variable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8" style:family="text">
      <style:text-properties style:text-position="sub 58%" fo:font-family="'Times New Roman'" style:font-family-generic="roman" style:font-pitch="variable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9" style:family="text">
      <style:text-properties fo:font-size="22pt" fo:font-weight="normal" style:font-size-asian="22pt" style:font-weight-asian="normal" style:font-size-complex="22pt" style:font-weight-complex="normal"/>
    </style:style>
    <style:style style:name="T40" style:family="text">
      <style:text-properties fo:font-family="Arial" style:font-style-name="Normal" style:font-family-generic="swiss" style:font-pitch="variable" fo:font-size="18pt" fo:font-weight="normal" style:font-family-asian="Arial" style:font-style-name-asian="Normal" style:font-family-generic-asian="swiss" style:font-pitch-asian="variable" style:font-size-asian="18pt" style:font-weight-asian="normal" style:font-family-complex="Arial" style:font-style-name-complex="Normal" style:font-family-generic-complex="swiss" style:font-pitch-complex="variable" style:font-size-complex="18pt" style:font-weight-complex="normal"/>
    </style:style>
    <style:style style:name="T41" style:family="text">
      <style:text-properties fo:font-family="Arial" style:font-style-name="Normal" style:font-family-generic="swiss" style:font-pitch="variable" fo:font-size="16pt" style:font-family-asian="Arial" style:font-style-name-asian="Normal" style:font-family-generic-asian="swiss" style:font-pitch-asian="variable" style:font-size-asian="16pt" style:font-family-complex="Arial" style:font-style-name-complex="Normal" style:font-family-generic-complex="swiss" style:font-pitch-complex="variable" style:font-size-complex="16pt"/>
    </style:style>
    <style:style style:name="T42" style:family="text">
      <style:text-properties fo:font-family="Arial" style:font-style-name="Normal" style:font-family-generic="swiss" style:font-pitch="variable" fo:font-size="16pt" fo:font-weight="bold" style:font-family-asian="Arial" style:font-style-name-asian="Normal" style:font-family-generic-asian="swiss" style:font-pitch-asian="variable" style:font-size-asian="16pt" style:font-weight-asian="bold" style:font-family-complex="Arial" style:font-style-name-complex="Normal" style:font-family-generic-complex="swiss" style:font-pitch-complex="variable" style:font-size-complex="16pt" style:font-weight-complex="bold"/>
    </style:style>
    <style:style style:name="T43" style:family="text">
      <style:text-properties fo:font-family="Arial" style:font-style-name="Normal" style:font-family-generic="swiss" style:font-pitch="variable" fo:font-size="22pt" style:font-family-asian="Arial" style:font-style-name-asian="Normal" style:font-family-generic-asian="swiss" style:font-pitch-asian="variable" style:font-size-asian="22pt" style:font-family-complex="Arial" style:font-style-name-complex="Normal" style:font-family-generic-complex="swiss" style:font-pitch-complex="variable" style:font-size-complex="22pt"/>
    </style:style>
    <style:style style:name="T44" style:family="text">
      <style:text-properties fo:font-family="Arial" style:font-family-generic="roman" style:font-pitch="variable" fo:font-size="22pt" style:font-family-asian="Arial" style:font-style-name-asian="Normal" style:font-family-generic-asian="swiss" style:font-pitch-asian="variable" style:font-size-asian="22pt" style:font-family-complex="Arial" style:font-style-name-complex="Normal" style:font-family-generic-complex="swiss" style:font-pitch-complex="variable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office:forms form:automatic-focus="false" form:apply-design-mode="false"/>
        <draw:frame draw:style-name="gr1" draw:text-style-name="P2" draw:layer="layout" svg:width="8.5cm" svg:height="4.5cm" svg:x="2.2cm" svg:y="6.7cm">
          <draw:text-box>
            <text:p text:style-name="P1"><text:span text:style-name="T1">ESTADISTICA DESCRIPTIVA</text:span></text:p>
          </draw:text-box>
        </draw:frame>
        <draw:frame draw:style-name="gr2" draw:text-style-name="P3" draw:layer="layout" svg:width="9.2cm" svg:height="3.095cm" svg:x="17.2cm" svg:y="6.7cm">
          <draw:text-box>
            <text:p text:style-name="P1"><text:span text:style-name="T2">ESTADISTICA INFERENCIAL</text:span></text:p>
          </draw:text-box>
        </draw:frame>
        <draw:frame draw:style-name="gr2" draw:text-style-name="P2" draw:layer="layout" svg:width="5.5cm" svg:height="1.517cm" svg:x="3.4cm" svg:y="9.585cm">
          <draw:text-box>
            <text:p text:style-name="P1"><text:span text:style-name="T1">(Mostra)</text:span></text:p>
          </draw:text-box>
        </draw:frame>
        <draw:frame draw:style-name="gr2" draw:text-style-name="P2" draw:layer="layout" svg:width="6.1cm" svg:height="1.517cm" svg:x="18.9cm" svg:y="9.8cm">
          <draw:text-box>
            <text:p text:style-name="P1"><text:span text:style-name="T1">(Població)</text:span></text:p>
          </draw:text-box>
        </draw:frame>
        <draw:path draw:style-name="gr3" draw:text-style-name="P4" draw:layer="layout" svg:width="11.699cm" svg:height="2.882cm" svg:x="7.7cm" svg:y="11.613cm" svg:viewBox="0 0 11700 2883" svg:d="m11700 0c-4500 6507-11700 0-11700 0">
          <text:p/>
        </draw:path>
        <draw:frame draw:style-name="gr2" draw:text-style-name="P2" draw:layer="layout" svg:width="11.8cm" svg:height="1.517cm" svg:x="8.6cm" svg:y="14.8cm">
          <draw:text-box>
            <text:p text:style-name="P1"><text:span text:style-name="T1">Teoria de Probabilitats</text:span></text:p>
          </draw:text-box>
        </draw:frame>
        <draw:frame draw:style-name="gr2" draw:text-style-name="P5" draw:layer="layout" svg:width="21cm" svg:height="1.826cm" svg:x="2cm" svg:y="1.5cm">
          <draw:text-box>
            <text:p text:style-name="P1"><text:span text:style-name="T3">Tema 2. PROBABILITAT</text:span></text:p>
          </draw:text-box>
        </draw:frame>
        <draw:frame draw:style-name="gr2" draw:text-style-name="P6" draw:layer="layout" svg:width="16.1cm" svg:height="3.083cm" svg:x="12.1cm" svg:y="16.562cm">
          <draw:text-box>
            <text:p text:style-name="P1"><text:span text:style-name="T4">Proporciona un </text:span><text:span text:style-name="T5">llenguatge</text:span><text:span text:style-name="T4"> i unes </text:span><text:span text:style-name="T5">eines matemàtiques</text:span><text:span text:style-name="T4"> per a estudiar els fenòmens aleatoris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Predeterminado">
        <office:forms form:automatic-focus="false" form:apply-design-mode="false"/>
        <draw:frame draw:style-name="gr2" draw:text-style-name="P1" draw:layer="layout" svg:width="25.5cm" svg:height="19.398cm" svg:x="1.5cm" svg:y="1cm">
          <draw:text-box>
            <text:p text:style-name="P1"><text:span text:style-name="T6">Definicions bàsiques:</text:span></text:p>
            <text:p text:style-name="P1"><text:span text:style-name="T4"/></text:p>
            <text:p text:style-name="P1"/>
            <text:list text:style-name="L1">
              <text:list-item>
                <text:p text:style-name="P1"><text:span text:style-name="T7"><text:s/></text:span><text:span text:style-name="T8">Experiment</text:span><text:span text:style-name="T7"> (fenòmen) </text:span><text:span text:style-name="T8">aleatori</text:span>: aquell per al qual no podem prediure el resultat</text:p>
              </text:list-item>
            </text:list>
            <text:p text:style-name="P1"/>
            <text:p text:style-name="P1"><text:tab/>Exemples: resultat del llançament d'una moneda, resultat del llançament d'un dau, </text:p>
            <text:p text:style-name="P1"><text:tab/><text:tab/><text:tab/> <text:s text:c="2"/>mitjana d'una mostra</text:p>
            <text:p text:style-name="P1"/>
            <text:list text:continue-numbering="true" text:style-name="L1">
              <text:list-item>
                <text:p text:style-name="P1"><text:span text:style-name="T7"><text:s/></text:span><text:span text:style-name="T8">Espai mostral</text:span><text:span text:style-name="T7"> (</text:span><text:span text:style-name="T9">Ω</text:span><text:span text:style-name="T7">): </text:span><text:span text:style-name="T10">conjunt de tots els resultats possibles d'un experiment aleatori</text:span></text:p>
              </text:list-item>
            </text:list>
            <text:p text:style-name="P1"><text:span text:style-name="T10"/></text:p>
            <text:p text:style-name="P1"><text:span text:style-name="T10"><text:tab/></text:span><text:span text:style-name="T10">Exemple: </text:span><text:span text:style-name="T11">Ω</text:span><text:span text:style-name="T12">=</text:span><text:span text:style-name="T10">{cara, creu} en l'experiment de llançar una moneda,</text:span></text:p>
            <text:p text:style-name="P1"><text:span text:style-name="T10"><text:tab/></text:span><text:span text:style-name="T10"><text:tab/></text:span><text:span text:style-name="T10"><text:tab/></text:span><text:span text:style-name="T10"> <text:s/></text:span><text:span text:style-name="T11">Ω</text:span><text:span text:style-name="T12">=</text:span><text:span text:style-name="T10">{1, 2, 3, 4, 5, 6} en l'experiment de llançar un dau </text:span></text:p>
            <text:p text:style-name="P1"><text:span text:style-name="T10"/></text:p>
            <text:list text:continue-numbering="true" text:style-name="L1">
              <text:list-item>
                <text:p text:style-name="P1"><text:span text:style-name="T7"><text:s/></text:span><text:span text:style-name="T8">Succés elemental</text:span><text:span text:style-name="T7">: </text:span><text:span text:style-name="T10">cadascun dels resultats possibles d'un experiment aleatori </text:span></text:p>
              </text:list-item>
            </text:list>
            <text:p text:style-name="P1"><text:span text:style-name="T10"><text:tab/></text:span><text:span text:style-name="T10"> <text:s/>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2"/></text:span><text:span text:style-name="T10">(elements de </text:span><text:span text:style-name="T11">Ω). Notació: majúscules</text:span></text:p>
            <text:p text:style-name="P1"><text:span text:style-name="T10"/></text:p>
            <text:p text:style-name="P1"><text:span text:style-name="T10"><text:tab/></text:span><text:span text:style-name="T10">Exemple: A</text:span><text:span text:style-name="T13">1</text:span><text:span text:style-name="T10">={cara}, A</text:span><text:span text:style-name="T13">2</text:span><text:span text:style-name="T10">={creu} en l'experiment de llançar una moneda</text:span></text:p>
            <text:p text:style-name="P1"><text:span text:style-name="T10"><text:tab/></text:span><text:span text:style-name="T10"><text:tab/></text:span><text:span text:style-name="T10"><text:tab/></text:span><text:span text:style-name="T10"> <text:s/></text:span><text:span text:style-name="T10">A</text:span><text:span text:style-name="T13">1</text:span><text:span text:style-name="T10">={1}, A</text:span><text:span text:style-name="T13">2</text:span><text:span text:style-name="T10">={2}, etc. <text:s text:c="2"/>en l'experiment de llançar un dau</text:span></text:p>
            <text:p text:style-name="P1"><text:span text:style-name="T10"/></text:p>
            <text:list text:continue-numbering="true" text:style-name="L1">
              <text:list-item>
                <text:p text:style-name="P1"><text:span text:style-name="T7"><text:s/></text:span><text:span text:style-name="T8">Succés</text:span><text:span text:style-name="T7">: </text:span><text:span text:style-name="T10">qualsevol combinació de successos elementals. Notació: majúscules</text:span></text:p>
              </text:list-item>
            </text:list>
            <text:p text:style-name="P1"><text:span text:style-name="T10"/></text:p>
            <text:p text:style-name="P1"><text:span text:style-name="T10"><text:tab/></text:span><text:span text:style-name="T10">Exemple: A= </text:span><text:span text:style-name="T11">"</text:span><text:span text:style-name="T10">cara o creu</text:span><text:span text:style-name="T11">"</text:span><text:span text:style-name="T10">={cara, creu}, B=</text:span><text:span text:style-name="T11">"</text:span><text:span text:style-name="T10">no treure cara</text:span><text:span text:style-name="T11">"</text:span><text:span text:style-name="T10">={creu} en l'experiment</text:span></text:p>
            <text:p text:style-name="P1"><text:span text:style-name="T10"><text:s/></text:span><text:span text:style-name="T10"><text:tab/></text:span><text:span text:style-name="T10"><text:tab/></text:span><text:span text:style-name="T10"><text:tab/></text:span><text:span text:style-name="T10"> </text:span><text:span text:style-name="T10">de llançar una moneda</text:span></text:p>
            <text:p text:style-name="P1"><text:span text:style-name="T10"><text:tab/></text:span><text:span text:style-name="T10"><text:tab/></text:span><text:span text:style-name="T10"><text:tab/></text:span><text:span text:style-name="T10"> </text:span><text:span text:style-name="T10">A= </text:span><text:span text:style-name="T11">"treure parell"={2, 4, 6}, B="treure més de 4"={5, 6} en l'experiment de </text:span></text:p>
            <text:p text:style-name="P1"><text:span text:style-name="T11"><text:tab/></text:span><text:span text:style-name="T11"><text:tab/></text:span><text:span text:style-name="T11"><text:tab/></text:span><text:span text:style-name="T11"> </text:span><text:span text:style-name="T11">llançar un dau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Predeterminado">
        <office:forms form:automatic-focus="false" form:apply-design-mode="false"/>
        <draw:frame draw:style-name="gr2" draw:text-style-name="P1" draw:layer="layout" svg:width="26cm" svg:height="19.103cm" svg:x="1.5cm" svg:y="1cm">
          <draw:text-box>
            <text:p text:style-name="P1"><text:span text:style-name="T6">Operacions bàsiques amb successos:</text:span></text:p>
            <text:p text:style-name="P1"><text:span text:style-name="T6"/></text:p>
            <text:p text:style-name="P1"><text:span text:style-name="T4"/></text:p>
            <text:list text:style-name="L1">
              <text:list-item>
                <text:p text:style-name="P1"><text:span text:style-name="T7"><text:s/></text:span><text:span text:style-name="T8">Unió</text:span><text:span text:style-name="T7">:</text:span> la unió de dos successos A i B és un nou succés que conté tots els elements de <text:tab/> <text:s text:c="3"/><text:tab/> <text:s text:c="5"/>A i de B.<text:tab/> <text:s text:c="5"/><text:tab/><text:tab/><text:tab/><text:tab/></text:p>
              </text:list-item>
            </text:list>
            <text:p text:style-name="P1"/>
            <text:p text:style-name="P1"><text:tab/>Notació: A <text:span text:style-name="T14">U B <text:s text:c="2"/>significa <text:s text:c="2"/>"A o B"</text:span><text:tab/> <text:s/></text:p>
            <text:p text:style-name="P1"/>
            <text:p text:style-name="P1"/>
            <text:p text:style-name="P1"><text:tab/><text:tab/>Exemple: en el llançament d'un dau, </text:p>
            <text:p text:style-name="P1"><text:tab/><text:tab/><text:tab/><text:tab/> <text:s/>si A= <text:span text:style-name="T14">"parell"={2, 4, 6} i B="major que 4"={5, 6}</text:span></text:p>
            <text:p text:style-name="P1"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 <text:s/></text:span><text:span text:style-name="T14">llavors A U B = "parell o major que 4"={2, 4, 5, 6}</text:span></text:p>
            <text:p text:style-name="P1"><text:tab/></text:p>
            <text:p text:style-name="P1"/>
            <text:p text:style-name="P1"/>
            <text:list text:continue-numbering="true" text:style-name="L1">
              <text:list-item>
                <text:p text:style-name="P1"><text:span text:style-name="T7"><text:s/></text:span><text:span text:style-name="T8">Intersecció</text:span><text:span text:style-name="T7">: </text:span><text:span text:style-name="T10">la intersecció de dos successos A i B és un nou succés que conté els 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3"/>elements comuns a A i a B. <text:s text:c="4"/></text:span><text:s/><text:tab/></text:p>
              </text:list-item>
            </text:list>
            <text:p text:style-name="P1"/>
            <text:p text:style-name="P1"><text:tab/>Notació: A <text:span text:style-name="T14">∩ B <text:s text:c="2"/>significa <text:s text:c="2"/>"A i B (simultàniament)"</text:span></text:p>
            <text:p text:style-name="P1"><text:span text:style-name="T14"/></text:p>
            <text:p text:style-name="P1"><text:span text:style-name="T14"/></text:p>
            <text:p text:style-name="P1"><text:tab/><text:tab/>Exemple: en el llançament d'un dau, </text:p>
            <text:p text:style-name="P1"><text:tab/><text:tab/><text:tab/><text:tab/> <text:s/>si A= <text:span text:style-name="T14">"parell"={2, 4, 6} i B="major que 4"={5, 6}</text:span></text:p>
            <text:p text:style-name="P1"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 <text:s/></text:span><text:span text:style-name="T14">llavors A ∩ B = "parell i major que 4"={6}</text:span></text:p>
            <text:p text:style-name="P1"/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Predeterminado">
        <office:forms form:automatic-focus="false" form:apply-design-mode="false"/>
        <draw:frame draw:style-name="gr2" draw:text-style-name="P1" draw:layer="layout" svg:width="26cm" svg:height="20.331cm" svg:x="1.5cm" svg:y="0.4cm">
          <draw:text-box>
            <text:p text:style-name="P1"><text:span text:style-name="T6">Operacions bàsiques amb successos:</text:span></text:p>
            <text:p text:style-name="P1"><text:span text:style-name="T4"/></text:p>
            <text:list text:style-name="L1">
              <text:list-item>
                <text:p text:style-name="P1"><text:span text:style-name="T7"><text:s/></text:span><text:span text:style-name="T8">Succés complementari</text:span><text:span text:style-name="T7">: </text:span><text:span text:style-name="T10">el succés complementari d'un succés A és un nou succés 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4"/>format per tots els successos elementals no continguts en A. <text:s text:c="2"/></text:span><text:span text:style-name="T11"><text:s/></text:span></text:p>
              </text:list-item>
            </text:list>
            <text:p text:style-name="P1"><text:span text:style-name="T10"><text:tab/></text:span><text:span text:style-name="T10">Notació: <text:s text:c="7"/></text:span><text:span text:style-name="T11">significa <text:s text:c="2"/>"no A"</text:span></text:p>
            <text:p text:style-name="P1"><text:span text:style-name="T11"/></text:p>
            <text:p text:style-name="P1"><text:span text:style-name="T10"><text:tab/></text:span><text:span text:style-name="T10"><text:tab/></text:span><text:span text:style-name="T10">Exemple: en el llançament d'un dau, si A= </text:span><text:span text:style-name="T11">"parell"={2, 4, 6}</text:span></text:p>
            <text:p text:style-name="P1"><text:span text:style-name="T11"><text:tab/></text:span><text:span text:style-name="T11"><text:tab/></text:span><text:span text:style-name="T11"><text:tab/></text:span><text:span text:style-name="T11"> <text:s/></text:span><text:span text:style-name="T11"><text:tab/></text:span><text:span text:style-name="T11"> <text:s/></text:span><text:span text:style-name="T11">llavors <text:s text:c="6"/>="no parell"={1, 3, 5}</text:span></text:p>
            <text:p text:style-name="P1"><text:span text:style-name="T11"><text:s text:c="4"/></text:span></text:p>
            <text:list text:continue-numbering="true" text:style-name="L1">
              <text:list-item>
                <text:p text:style-name="P1"><text:span text:style-name="T7"><text:s/></text:span><text:span text:style-name="T8">Succés impossible</text:span><text:span text:style-name="T7">: </text:span><text:span text:style-name="T10">aquell que no pot passar</text:span></text:p>
              </text:list-item>
            </text:list>
            <text:p text:style-name="P1"><text:span text:style-name="T10"><text:tab/></text:span><text:span text:style-name="T10"><text:tab/></text:span></text:p>
            <text:p text:style-name="P1"><text:span text:style-name="T10"><text:tab/></text:span><text:span text:style-name="T10">Notació: <text:s text:c="6"/>significa </text:span><text:span text:style-name="T11">"</text:span><text:span text:style-name="T10">impossible</text:span><text:span text:style-name="T11">"</text:span></text:p>
            <text:p text:style-name="P1"><text:span text:style-name="T11"/></text:p>
            <text:p text:style-name="P1"><text:span text:style-name="T11"><text:tab/></text:span><text:span text:style-name="T11"><text:tab/></text:span><text:span text:style-name="T11">Exemple: en el llançament d'un dau, </text:span></text:p>
            <text:p text:style-name="P1"><text:span text:style-name="T11"><text:tab/></text:span><text:span text:style-name="T11"><text:tab/></text:span><text:span text:style-name="T11"><text:tab/></text:span><text:span text:style-name="T11"><text:tab/></text:span><text:span text:style-name="T11"> <text:s/></text:span><text:span text:style-name="T11">si A= "parell"={2, 4, 6} i B="imparell"={1, 3, 5}</text:span></text:p>
            <text:p text:style-name="P1"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 <text:s/></text:span><text:span text:style-name="T14">llavors A ∩ B = "parell i imparell"= <text:s text:c="5"/>(impossible)</text:span></text:p>
            <text:p text:style-name="P1"/>
            <text:p text:style-name="P1"><text:tab/>Dos successos A i B es diuen <text:span text:style-name="T15">disjunts</text:span> o <text:span text:style-name="T15">incompatibles</text:span> si <text:s/><text:span text:style-name="T14">A ∩ B =</text:span></text:p>
            <text:p text:style-name="P1"><text:span text:style-name="T10"/></text:p>
            <text:list text:continue-numbering="true" text:style-name="L1">
              <text:list-item>
                <text:p text:style-name="P1"><text:span text:style-name="T7"><text:s/></text:span><text:span text:style-name="T8">Succés segur</text:span><text:span text:style-name="T7">: </text:span><text:span text:style-name="T10">aquell que sempre passa</text:span></text:p>
              </text:list-item>
            </text:list>
            <text:p text:style-name="P1"><text:span text:style-name="T10"><text:tab/></text:span><text:span text:style-name="T10"><text:tab/></text:span></text:p>
            <text:p text:style-name="P1"><text:span text:style-name="T10"><text:tab/></text:span><text:span text:style-name="T10">Notació: <text:s/></text:span><text:span text:style-name="T11">Ω</text:span><text:span text:style-name="T12"> (espai mostral)</text:span><text:span text:style-name="T10"> significa </text:span><text:span text:style-name="T11">"segur"</text:span></text:p>
            <text:p text:style-name="P1"><text:span text:style-name="T11"/></text:p>
            <text:p text:style-name="P1"><text:span text:style-name="T11"><text:tab/></text:span><text:span text:style-name="T11"><text:tab/></text:span><text:span text:style-name="T11">Exemple: en el llançament d'un dau, </text:span></text:p>
            <text:p text:style-name="P1"><text:span text:style-name="T11"><text:tab/></text:span><text:span text:style-name="T11"><text:tab/></text:span><text:span text:style-name="T11"><text:tab/></text:span><text:span text:style-name="T11"><text:tab/></text:span><text:span text:style-name="T11"> <text:s/></text:span><text:span text:style-name="T11">si A= "parell"={2, 4, 6} i B="imparell"={1, 3, 5}</text:span></text:p>
            <text:p text:style-name="P1"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 <text:s/></text:span><text:span text:style-name="T14">llavors A U B = "parell o imparell"={1, 2, 3, 4, 5, 6}=Ω <text:s text:c="5"/>(segur)</text:span></text:p>
          </draw:text-box>
        </draw:frame>
        <draw:g>
          <draw:line draw:style-name="gr5" draw:text-style-name="P4" draw:layer="layout" svg:x1="9.5cm" svg:y1="6.9cm" svg:x2="10cm" svg:y2="6.9cm">
            <text:p/>
          </draw:line>
          <draw:frame draw:style-name="gr2" draw:text-style-name="P1" draw:layer="layout" svg:width="1cm" svg:height="0.963cm" svg:x="9.3cm" svg:y="6.8cm">
            <draw:text-box>
              <text:p text:style-name="P1">A</text:p>
            </draw:text-box>
          </draw:frame>
        </draw:g>
        <draw:g>
          <draw:line draw:style-name="gr5" draw:text-style-name="P4" draw:layer="layout" svg:x1="5.8cm" svg:y1="4.737cm" svg:x2="6.3cm" svg:y2="4.737cm">
            <text:p/>
          </draw:line>
          <draw:frame draw:style-name="gr2" draw:text-style-name="P1" draw:layer="layout" svg:width="1cm" svg:height="0.963cm" svg:x="5.6cm" svg:y="4.637cm">
            <draw:text-box>
              <text:p text:style-name="P1">A</text:p>
            </draw:text-box>
          </draw:frame>
        </draw:g>
        <draw:frame draw:style-name="gr6" draw:layer="layout" svg:width="1.999cm" svg:height="0.999cm" svg:x="5.521cm" svg:y="9.80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layer="layout" svg:width="1.999cm" svg:height="0.999cm" svg:x="16.522cm" svg:y="12.60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layer="layout" svg:width="1.999cm" svg:height="0.999cm" svg:x="22.023cm" svg:y="14.20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114cm" svg:x="2.1cm" svg:y="14.107cm" presentation:class="notes" presentation:user-transformed="true">
            <draw:text-box>
              <text:p text:style-name="P7">Fer exercici 1</text:p>
            </draw:text-box>
          </draw:frame>
        </presentation:notes>
      </draw:page>
      <draw:page draw:name="page5" draw:style-name="dp1" draw:master-page-name="Predeterminado">
        <office:forms form:automatic-focus="false" form:apply-design-mode="false"/>
        <draw:frame draw:style-name="gr2" draw:text-style-name="P1" draw:layer="layout" svg:width="26cm" svg:height="14.684cm" svg:x="1.5cm" svg:y="1cm">
          <draw:text-box>
            <text:p text:style-name="P1"><text:span text:style-name="T6">Probabilitat d'un succés:</text:span></text:p>
            <text:p text:style-name="P1"><text:span text:style-name="T6"/></text:p>
            <text:p text:style-name="P1"><text:span text:style-name="T16"/></text:p>
            <text:p text:style-name="P1"><text:span text:style-name="T16"/></text:p>
            <text:p text:style-name="P1"><text:span text:style-name="T4"><text:tab/></text:span><text:span text:style-name="T17">És un número entre 0 i 1 que indica la </text:span><text:span text:style-name="T18">freqüència esperada</text:span><text:span text:style-name="T17"> </text:span></text:p>
            <text:p text:style-name="P1"><text:span text:style-name="T17"><text:tab/></text:span><text:span text:style-name="T17">(</text:span><text:span text:style-name="T18">a llarg plaç</text:span><text:span text:style-name="T17">) d'ocurrència del succés.</text:span></text:p>
            <text:p text:style-name="P1"><text:span text:style-name="T17"/></text:p>
            <text:p text:style-name="P1"><text:span text:style-name="T17"/></text:p>
            <text:p text:style-name="P1"><text:span text:style-name="T17"><text:tab/></text:span><text:span text:style-name="T7">Notació: <text:s/>P(A) <text:s/>significa <text:s/></text:span><text:span text:style-name="T9">"</text:span><text:span text:style-name="T19">probabilitat del succés A</text:span><text:span text:style-name="T9">"</text:span></text:p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9"><text:tab/></text:span><text:span text:style-name="T9"><text:tab/></text:span><text:span text:style-name="T11">Exemple: en l'experiment consistent en llançar una moneda, </text:span></text:p>
            <text:p text:style-name="P1"><text:span text:style-name="T11"><text:tab/></text:span><text:span text:style-name="T11"><text:tab/></text:span><text:span text:style-name="T11"><text:tab/></text:span><text:span text:style-name="T11"> <text:s/></text:span><text:span text:style-name="T11"><text:tab/></text:span><text:span text:style-name="T11"> <text:s/></text:span><text:span text:style-name="T11">si A={cara} <text:s/>llavors P(A)=P(cara)=1/2=0,5</text:span></text:p>
            <text:p text:style-name="P1"><text:span text:style-name="T11"><text:tab/></text:span><text:span text:style-name="T11"><text:tab/></text:span><text:span text:style-name="T11"><text:tab/></text:span><text:span text:style-name="T11"> <text:s/></text:span><text:span text:style-name="T11"><text:tab/></text:span><text:span text:style-name="T11"> <text:s/></text:span><text:span text:style-name="T11">ja que s'espera que, si la moneda no està trucada, </text:span></text:p>
            <text:p text:style-name="P1"><text:span text:style-name="T11"><text:tab/></text:span><text:span text:style-name="T11"><text:tab/></text:span><text:span text:style-name="T11"><text:tab/></text:span><text:span text:style-name="T11"> <text:s/></text:span><text:span text:style-name="T11"><text:tab/></text:span><text:span text:style-name="T11"> <text:s/></text:span><text:span text:style-name="T11">surti 1 cara de cada 2 llançaments</text:span></text:p>
            <text:p text:style-name="P1"><text:span text:style-name="T11"/></text:p>
            <text:p text:style-name="P1"><text:span text:style-name="T9"><text:tab/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Predeterminado">
        <office:forms form:automatic-focus="false" form:apply-design-mode="false"/>
        <draw:frame draw:style-name="gr2" draw:text-style-name="P1" draw:layer="layout" svg:width="26cm" svg:height="21.734cm" svg:x="1.5cm" svg:y="1cm">
          <draw:text-box>
            <text:p text:style-name="P1"><text:span text:style-name="T6">Probabilitat d'un succés:</text:span></text:p>
            <text:p text:style-name="P1"><text:span text:style-name="T6"/></text:p>
            <text:p text:style-name="P1"><text:span text:style-name="T16"/></text:p>
            <text:p text:style-name="P1"><text:span text:style-name="T4"><text:tab/></text:span></text:p>
            <text:p text:style-name="P1"><text:span text:style-name="T9"><text:tab/></text:span><text:span text:style-name="T9">Propietats bàsiques:</text:span></text:p>
            <text:p text:style-name="P1"><text:span text:style-name="T9"/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"><text:span text:style-name="T9">P(Ω)=1 <text:s text:c="2"/>(la probabilitat del succés segur és 1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8"><text:span text:style-name="T9"/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"><text:span text:style-name="T9">P( <text:s text:c="2"/>)=0 <text:s text:c="2"/>(la probabilitat del succés impossible és 0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8"><text:span text:style-name="T9"/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"><text:span text:style-name="T9">P(AUB)=P(A)+P(B)-P(A∩B) <text:s text:c="3"/>(probabilitat de la unió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8"><text:span text:style-name="T9"/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"><text:span text:style-name="T9">Si <text:s/>A∩B= <text:s text:c="4"/>(successos disjunts) <text:s text:c="2"/>llavors <text:s text:c="3"/>P(AUB)=P(A)+P(B) <text:s text:c="3"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8"><text:span text:style-name="T9"/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"><text:span text:style-name="T9">Si A</text:span><text:span text:style-name="T20">1</text:span><text:span text:style-name="T9">, A</text:span><text:span text:style-name="T20">2</text:span><text:span text:style-name="T9">, ···, A</text:span><text:span text:style-name="T20">n</text:span><text:span text:style-name="T9"> <text:s/>son </text:span><text:span text:style-name="T21">disjunts dos a dos</text:span><text:span text:style-name="T9"> (A</text:span><text:span text:style-name="T20">1</text:span><text:span text:style-name="T22">∩A</text:span><text:span text:style-name="T20">2</text:span><text:span text:style-name="T22">= <text:s text:c="2"/></text:span><text:span text:style-name="T9">, A</text:span><text:span text:style-name="T20">1</text:span><text:span text:style-name="T22">∩A</text:span><text:span text:style-name="T20">3</text:span><text:span text:style-name="T22">= <text:s text:c="3"/>, ··· 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8"><text:span text:style-name="T22"><text:s text:c="3"/></text:span><text:span text:style-name="T9">llavors </text:span></text:p>
            <text:p text:style-name="P8"><text:span text:style-name="T9"><text:tab/></text:span><text:span text:style-name="T9"><text:tab/></text:span><text:span text:style-name="T9"><text:tab/></text:span><text:span text:style-name="T9">P(A</text:span><text:span text:style-name="T20">1</text:span><text:span text:style-name="T9">U A</text:span><text:span text:style-name="T20">2</text:span><text:span text:style-name="T9">U ··· U A</text:span><text:span text:style-name="T20">n</text:span><text:span text:style-name="T9">)=P(A</text:span><text:span text:style-name="T20">1</text:span><text:span text:style-name="T9">)+P(A</text:span><text:span text:style-name="T20">2</text:span><text:span text:style-name="T9">)+...+P(A</text:span><text:span text:style-name="T20">n</text:span><text:span text:style-name="T9">)</text:span></text:p>
            <text:p text:style-name="P8"><text:span text:style-name="T9"/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"><text:span text:style-name="T9">P( <text:s/>)=1-P(A) <text:s text:c="3"/>(probabilitat del succés complementari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8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9"/></text:p>
          </draw:text-box>
        </draw:frame>
        <draw:frame draw:style-name="gr6" draw:layer="layout" svg:width="1.999cm" svg:height="0.999cm" svg:x="4.722cm" svg:y="7.907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6" draw:layer="layout" svg:width="1.999cm" svg:height="0.999cm" svg:x="6.923cm" svg:y="11.008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g>
          <draw:line draw:style-name="gr5" draw:text-style-name="P4" draw:layer="layout" svg:x1="4.8cm" svg:y1="16.339cm" svg:x2="5.3cm" svg:y2="16.339cm">
            <text:p/>
          </draw:line>
          <draw:frame draw:style-name="gr2" draw:text-style-name="P1" draw:layer="layout" svg:width="1cm" svg:height="0.963cm" svg:x="4.6cm" svg:y="16.239cm">
            <draw:text-box>
              <text:p text:style-name="P1">A</text:p>
            </draw:text-box>
          </draw:frame>
        </draw:g>
        <draw:frame draw:style-name="gr6" draw:layer="layout" svg:width="1.999cm" svg:height="0.999cm" svg:x="19.224cm" svg:y="12.60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layer="layout" svg:width="1.999cm" svg:height="0.999cm" svg:x="22.525cm" svg:y="12.61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114cm" svg:x="2.1cm" svg:y="14.107cm" presentation:class="notes" presentation:user-transformed="true">
            <draw:text-box>
              <text:p text:style-name="P7">Fer exercici 2</text:p>
            </draw:text-box>
          </draw:frame>
        </presentation:notes>
      </draw:page>
      <draw:page draw:name="page7" draw:style-name="dp1" draw:master-page-name="Predeterminado">
        <office:forms form:automatic-focus="false" form:apply-design-mode="false"/>
        <draw:frame draw:style-name="gr2" draw:text-style-name="P1" draw:layer="layout" svg:width="26cm" svg:height="19.322cm" svg:x="1.5cm" svg:y="1cm">
          <draw:text-box>
            <text:p text:style-name="P1"><text:span text:style-name="T6">Càlcul de probabilitats:</text:span></text:p>
            <text:p text:style-name="P1"><text:span text:style-name="T6"/></text:p>
            <text:p text:style-name="P1"><text:span text:style-name="T4"/></text:p>
            <text:p text:style-name="P1"><text:span text:style-name="T4"><text:tab/></text:span><text:span text:style-name="T17">Si tots els successos elementals d'un experiment aleatori </text:span></text:p>
            <text:p text:style-name="P1"><text:span text:style-name="T17"><text:tab/></text:span><text:span text:style-name="T17">tenen la mateixa probabilitat d'ocòrrer (son </text:span><text:span text:style-name="T23">equiprobables</text:span><text:span text:style-name="T17">), </text:span></text:p>
            <text:p text:style-name="P1"><text:span text:style-name="T17"><text:tab/></text:span><text:span text:style-name="T17">es pot calcular la probabilitat de qualsevol succés A com:</text:span></text:p>
            <text:p text:style-name="P1"><text:span text:style-name="T17"/></text:p>
            <text:p text:style-name="P1"><text:span text:style-name="T17"/></text:p>
            <text:p text:style-name="P1"><text:span text:style-name="T9"/></text:p>
            <text:p text:style-name="P1"><text:span text:style-name="T9"/></text:p>
            <text:p text:style-name="P1"><text:span text:style-name="T9"><text:tab/></text:span><text:span text:style-name="T9"><text:tab/></text:span><text:span text:style-name="T9"><text:tab/></text:span><text:span text:style-name="T11">: </text:span><text:span text:style-name="T24">casos favorables</text:span><text:span text:style-name="T11"> a A <text:s/></text:span></text:p>
            <text:p text:style-name="P1"><text:span text:style-name="T11"><text:tab/></text:span><text:span text:style-name="T11"><text:tab/></text:span><text:span text:style-name="T11"><text:tab/></text:span><text:span text:style-name="T11"> <text:s/></text:span><text:span text:style-name="T11">(nombre de successos elementals que composen A)</text:span></text:p>
            <text:p text:style-name="P1"><text:span text:style-name="T11"/></text:p>
            <text:p text:style-name="P1"><text:span text:style-name="T11"><text:tab/></text:span><text:span text:style-name="T11"><text:tab/></text:span><text:span text:style-name="T11"><text:tab/></text:span><text:span text:style-name="T11">: </text:span><text:span text:style-name="T24">casos possibles</text:span></text:p>
            <text:p text:style-name="P1"><text:span text:style-name="T11"><text:tab/></text:span><text:span text:style-name="T11"><text:tab/></text:span><text:span text:style-name="T11"><text:tab/></text:span><text:span text:style-name="T11"> <text:s/></text:span><text:span text:style-name="T11">(nombre total de successos elementals)</text:span></text:p>
            <text:p text:style-name="P1"><text:span text:style-name="T11"/></text:p>
            <text:p text:style-name="P1"><text:span text:style-name="T11"/></text:p>
            <text:p text:style-name="P1"><text:span text:style-name="T11"><text:tab/></text:span><text:span text:style-name="T11"><text:tab/></text:span><text:span text:style-name="T11">Exemple: P(parell) en el llançament d'un dau equilibrat</text:span></text:p>
            <text:p text:style-name="P1"><text:span text:style-name="T11"><text:tab/></text:span><text:span text:style-name="T11"><text:tab/></text:span><text:span text:style-name="T11"><text:tab/></text:span><text:span text:style-name="T11"><text:tab/></text:span><text:span text:style-name="T11"> <text:s/></text:span><text:span text:style-name="T11">si A="parell"={2, 4, 6}, a més Ω={1, 2, 3, 4, 5, 6}</text:span></text:p>
            <text:p text:style-name="P1"><text:span text:style-name="T11"><text:tab/></text:span><text:span text:style-name="T11"><text:tab/></text:span><text:span text:style-name="T11"><text:tab/></text:span><text:span text:style-name="T11"><text:tab/></text:span><text:span text:style-name="T11"> <text:s/></text:span><text:span text:style-name="T11">llavors</text:span></text:p>
            <text:p text:style-name="P1"><text:span text:style-name="T11"><text:tab/></text:span><text:span text:style-name="T11"><text:tab/></text:span><text:span text:style-name="T11"><text:tab/></text:span></text:p>
            <text:p text:style-name="P1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<text:p text:style-name="P1"><text:span text:style-name="T11"/></text:p>
            <text:p text:style-name="P1"><text:span text:style-name="T11"><text:tab/></text:span><text:span text:style-name="T11"><text:tab/></text:span><text:span text:style-name="T11"><text:tab/></text:span><text:span text:style-name="T11"><text:tab/></text:span><text:span text:style-name="T11"> <text:s/></text:span><text:span text:style-name="T11">on card(C )significa "nombre d'elements del conjunt C"</text:span></text:p>
          </draw:text-box>
        </draw:frame>
        <draw:frame draw:style-name="gr6" draw:layer="layout" svg:width="4.122cm" svg:height="1.952cm" svg:x="10.441cm" svg:y="7.9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6" draw:layer="layout" svg:width="1.601cm" svg:height="0.979cm" svg:x="3.999cm" svg:y="10.1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layer="layout" svg:width="1.192cm" svg:height="0.858cm" svg:x="4cm" svg:y="12.301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layer="layout" svg:width="12.162cm" svg:height="1.702cm" svg:x="9.255cm" svg:y="17.286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114cm" svg:x="2.1cm" svg:y="14.107cm" presentation:class="notes" presentation:user-transformed="true">
            <draw:text-box>
              <text:p text:style-name="P7">Fer exemple amb 2 monedes, </text:p>
              <text:p text:style-name="P7">espai mostral={cc, c+, +c, ++}</text:p>
              <text:p text:style-name="P7">explicar que es pot fer perque els successos elementals son equiprobables</text:p>
              <text:p text:style-name="P7"/>
            </draw:text-box>
          </draw:frame>
        </presentation:notes>
      </draw:page>
      <draw:page draw:name="page8" draw:style-name="dp1" draw:master-page-name="Predeterminado">
        <office:forms form:automatic-focus="false" form:apply-design-mode="false"/>
        <draw:frame draw:style-name="gr2" draw:text-style-name="P1" draw:layer="layout" svg:width="26cm" svg:height="15.547cm" svg:x="1.5cm" svg:y="1cm">
          <draw:text-box>
            <text:p text:style-name="P1"><text:span text:style-name="T6">Càlcul de probabilitats:</text:span></text:p>
            <text:p text:style-name="P1"><text:span text:style-name="T4"/></text:p>
            <text:p text:style-name="P1"><text:span text:style-name="T4"><text:tab/></text:span><text:span text:style-name="T17">En ocasions, per a calcular el nombre de casos favorables i casos possibles hem d'utilitzar fòrmules de </text:span><text:span text:style-name="T23">Combinatòria</text:span></text:p>
            <text:p text:style-name="P1"><text:span text:style-name="T23"/></text:p>
            <text:p text:style-name="P1"><text:span text:style-name="T23"/></text:p>
            <text:p text:style-name="P1"><text:span text:style-name="T8"/></text:p>
            <text:p text:style-name="P1"><text:span text:style-name="T8"/></text:p>
            <text:p text:style-name="P1"><text:span text:style-name="T8">Variacions amb repetició: </text:span></text:p>
            <text:p text:style-name="P1"><text:span text:style-name="T25"><text:tab/></text:span><text:span text:style-name="T26">Model</text:span><text:span text:style-name="T25">: </text:span><text:span text:style-name="T27">n</text:span><text:span text:style-name="T25"> bolles numerades en una urna. Treim 1 bolla, apuntam el número i la tornam </text:span><text:span text:style-name="T25"><text:tab/></text:span><text:span text:style-name="T25"><text:tab/></text:span><text:span text:style-name="T25"> <text:s text:c="4"/>a l'urna (reposició). Repetim </text:span><text:span text:style-name="T27">k</text:span><text:span text:style-name="T25"> vegades.</text:span></text:p>
            <text:p text:style-name="P1"><text:span text:style-name="T25"><text:tab/></text:span><text:span text:style-name="T26">Resultat</text:span><text:span text:style-name="T25">: nombre de resultats possibles </text:span></text:p>
            <text:p text:style-name="P1"><text:span text:style-name="T28"><text:tab/></text:span><text:span text:style-name="T28"><text:tab/></text:span><text:span text:style-name="T28"><text:tab/></text:span><text:span text:style-name="T28"> </text:span><text:span text:style-name="T28">(variacions amb repetició de </text:span><text:span text:style-name="T29">n</text:span><text:span text:style-name="T28"> elements agafats de </text:span><text:span text:style-name="T29">k</text:span><text:span text:style-name="T28"> en </text:span><text:span text:style-name="T29">k</text:span><text:span text:style-name="T28">) </text:span><text:span text:style-name="T25"><text:s text:c="2"/></text:span></text:p>
            <text:p text:style-name="P1"><text:span text:style-name="T25"/></text:p>
            <text:p text:style-name="P1"><text:span text:style-name="T25"><text:tab/></text:span></text:p>
            <text:p text:style-name="P1"><text:span text:style-name="T26"/></text:p>
            <text:p text:style-name="P1"><text:span text:style-name="T26"><text:tab/></text:span><text:span text:style-name="T26">Exemple</text:span><text:span text:style-name="T25">: resultats del sorteig de l'ONCE </text:span></text:p>
            <text:p text:style-name="P1"><text:span text:style-name="T25"/></text:p>
            <text:p text:style-name="P1"><text:span text:style-name="T23"/></text:p>
          </draw:text-box>
        </draw:frame>
        <draw:frame draw:style-name="gr6" draw:layer="layout" svg:width="2.712cm" svg:height="1.086cm" svg:x="21.788cm" svg:y="11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6" draw:layer="layout" svg:width="3.295cm" svg:height="1.1cm" svg:x="16.205cm" svg:y="14cm"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Predeterminado">
        <office:forms form:automatic-focus="false" form:apply-design-mode="false"/>
        <draw:frame draw:style-name="gr2" draw:text-style-name="P1" draw:layer="layout" svg:width="26cm" svg:height="18.034cm" svg:x="1.5cm" svg:y="1cm">
          <draw:text-box>
            <text:p text:style-name="P1"><text:span text:style-name="T6">Càlcul de probabilitats:</text:span></text:p>
            <text:p text:style-name="P1"><text:span text:style-name="T4"/></text:p>
            <text:p text:style-name="P1"><text:span text:style-name="T4"><text:tab/></text:span><text:span text:style-name="T17">En ocasions, per a calcular el nombre de casos favorables i casos possibles hem d'utilitzar fòrmules de </text:span><text:span text:style-name="T23">Combinatòria</text:span></text:p>
            <text:p text:style-name="P1"><text:span text:style-name="T23"/></text:p>
            <text:p text:style-name="P1"><text:span text:style-name="T8"/></text:p>
            <text:p text:style-name="P1"><text:span text:style-name="T8">Variacions sense repetició: </text:span></text:p>
            <text:p text:style-name="P1"><text:span text:style-name="T25"><text:tab/></text:span><text:span text:style-name="T26">Model</text:span><text:span text:style-name="T25">: </text:span><text:span text:style-name="T27">n</text:span><text:span text:style-name="T25"> bolles numerades en una urna. Treim 1 bolla, apuntam el número i </text:span><text:span text:style-name="T30">no</text:span><text:span text:style-name="T25"> la </text:span></text:p>
            <text:p text:style-name="P1"><text:span text:style-name="T25"><text:tab/></text:span><text:span text:style-name="T25"><text:tab/></text:span><text:span text:style-name="T25"> <text:s text:c="4"/></text:span><text:span text:style-name="T25">tornam a l'urna (sense reposició). Repetim </text:span><text:span text:style-name="T27">k</text:span><text:span text:style-name="T25"> </text:span><text:span text:style-name="T31">≤</text:span><text:span text:style-name="T27"> n</text:span><text:span text:style-name="T25"> <text:s/>vegades.</text:span></text:p>
            <text:p text:style-name="P1"><text:span text:style-name="T25"><text:tab/></text:span><text:span text:style-name="T26">Resultat</text:span><text:span text:style-name="T25">: nombre de resultats possibles </text:span></text:p>
            <text:p text:style-name="P1"><text:span text:style-name="T28"><text:tab/></text:span><text:span text:style-name="T28"><text:tab/></text:span><text:span text:style-name="T28"><text:tab/></text:span><text:span text:style-name="T28"> </text:span><text:span text:style-name="T28">(variacions sense repetició de </text:span><text:span text:style-name="T29">n</text:span><text:span text:style-name="T28"> elements agafats de </text:span><text:span text:style-name="T29">k</text:span><text:span text:style-name="T28"> en </text:span><text:span text:style-name="T29">k</text:span><text:span text:style-name="T28">) </text:span><text:span text:style-name="T25"><text:s text:c="2"/></text:span></text:p>
            <text:p text:style-name="P1"><text:span text:style-name="T25"><text:tab/></text:span></text:p>
            <text:p text:style-name="P1"><text:span text:style-name="T26"><text:tab/></text:span><text:span text:style-name="T26">Exemple</text:span><text:span text:style-name="T25">: maneres de repartir 10 caramels entre 6 nins </text:span></text:p>
            <text:p text:style-name="P1"><text:span text:style-name="T25"><text:tab/></text:span><text:span text:style-name="T25"><text:tab/></text:span><text:span text:style-name="T25"><text:tab/></text:span><text:span text:style-name="T25"> <text:s/></text:span><text:span text:style-name="T25">(un caramel per a cada nin, </text:span></text:p>
            <text:p text:style-name="P1"><text:span text:style-name="T25"><text:tab/></text:span><text:span text:style-name="T25"><text:tab/></text:span><text:span text:style-name="T25"><text:tab/></text:span><text:span text:style-name="T25"> <text:s text:c="2"/></text:span><text:span text:style-name="T25">al final queden 4 dins la bossa) <text:s text:c="14"/></text:span></text:p>
            <text:p text:style-name="P1"><text:span text:style-name="T23"/></text:p>
            <text:p text:style-name="P1"><text:span text:style-name="T23"/></text:p>
            <text:p text:style-name="P1"><text:span text:style-name="T23"><text:tab/></text:span><text:span text:style-name="T26">Nota</text:span><text:span text:style-name="T25">: en el cas </text:span><text:span text:style-name="T32">k</text:span><text:span text:style-name="T25">=</text:span><text:span text:style-name="T32">n</text:span><text:span text:style-name="T25"> (treim totes les bolles) les variacions sense repetició s'anomenen</text:span></text:p>
            <text:p text:style-name="P1"><text:span text:style-name="T25"><text:s/></text:span><text:span text:style-name="T25"><text:tab/></text:span><text:span text:style-name="T25"><text:tab/></text:span><text:span text:style-name="T25"> <text:s/></text:span><text:span text:style-name="T8">permutacions</text:span></text:p>
            <text:p text:style-name="P1"><text:span text:style-name="T23"/></text:p>
            <text:p text:style-name="P1"><text:span text:style-name="T26"><text:tab/></text:span><text:span text:style-name="T26">Exemple</text:span><text:span text:style-name="T25">: paraules diferents que es poden formar amb les lletres de la paraula</text:span></text:p>
            <text:p text:style-name="P1"><text:span text:style-name="T25"><text:s/></text:span><text:span text:style-name="T25"><text:tab/></text:span><text:span text:style-name="T25"><text:tab/></text:span><text:span text:style-name="T25"><text:tab/></text:span><text:span text:style-name="T25"> <text:s/></text:span><text:span text:style-name="T25">TESI </text:span></text:p>
          </draw:text-box>
        </draw:frame>
        <draw:frame draw:style-name="gr6" draw:layer="layout" svg:width="4.26cm" svg:height="1.853cm" svg:x="21.755cm" svg:y="9.283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6" draw:layer="layout" svg:width="7.765cm" svg:height="1.858cm" svg:x="17.64cm" svg:y="12.047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6" draw:layer="layout" svg:width="3.944cm" svg:height="1.1cm" svg:x="11.355cm" svg:y="15.784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6" draw:layer="layout" svg:width="3.899cm" svg:height="0.986cm" svg:x="11.355cm" svg:y="18.484cm"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Predeterminado">
        <office:forms form:automatic-focus="false" form:apply-design-mode="false"/>
        <draw:frame draw:style-name="gr2" draw:text-style-name="P1" draw:layer="layout" svg:width="26cm" svg:height="18.17cm" svg:x="1.5cm" svg:y="1cm">
          <draw:text-box>
            <text:p text:style-name="P1"><text:span text:style-name="T6">Càlcul de probabilitats:</text:span></text:p>
            <text:p text:style-name="P1"><text:span text:style-name="T4"/></text:p>
            <text:p text:style-name="P1"><text:span text:style-name="T4"><text:tab/></text:span><text:span text:style-name="T17">En ocasions, per a calcular el nombre de casos favorables i casos possibles hem d'utilitzar fòrmules de </text:span><text:span text:style-name="T23">Combinatòria</text:span></text:p>
            <text:p text:style-name="P1"><text:span text:style-name="T23"/></text:p>
            <text:p text:style-name="P1"><text:span text:style-name="T23"/></text:p>
            <text:p text:style-name="P1"><text:span text:style-name="T8">Permutacions amb repetició: </text:span></text:p>
            <text:p text:style-name="P1"><text:span text:style-name="T25"><text:tab/></text:span><text:span text:style-name="T26">Model</text:span><text:span text:style-name="T25">: </text:span><text:span text:style-name="T27">n</text:span><text:span text:style-name="T25"> bolles de color en una urna, </text:span><text:span text:style-name="T32">r</text:span><text:span text:style-name="T25"> colors diferents. </text:span></text:p>
            <text:p text:style-name="P1"><text:span text:style-name="T32"><text:tab/></text:span><text:span text:style-name="T32"><text:tab/></text:span><text:span text:style-name="T32"> <text:s text:c="4"/></text:span><text:span text:style-name="T32">k</text:span><text:span text:style-name="T33">1</text:span><text:span text:style-name="T25"> bolles del 1</text:span><text:span text:style-name="T34">er</text:span><text:span text:style-name="T25"> color, <text:s/></text:span><text:span text:style-name="T27">k</text:span><text:span text:style-name="T35">2</text:span><text:span text:style-name="T25"> del </text:span><text:span text:style-name="T25"><text:tab/></text:span><text:span text:style-name="T25">2</text:span><text:span text:style-name="T34">on</text:span><text:span text:style-name="T25">, etc. Treim totes les bolles.</text:span></text:p>
            <text:p text:style-name="P1"><text:span text:style-name="T25"><text:tab/></text:span><text:span text:style-name="T26">Resultat</text:span><text:span text:style-name="T25">: nombre de resultats possibles </text:span></text:p>
            <text:p text:style-name="P1"><text:span text:style-name="T28"><text:tab/></text:span><text:span text:style-name="T28"><text:tab/></text:span><text:span text:style-name="T28"><text:tab/></text:span><text:span text:style-name="T28"> </text:span><text:span text:style-name="T28">(permutacions de </text:span><text:span text:style-name="T29">n</text:span><text:span text:style-name="T28"> elements amb repetició de </text:span><text:span text:style-name="T36">k</text:span><text:span text:style-name="T37">1</text:span><text:span text:style-name="T28">, </text:span><text:span text:style-name="T29">k</text:span><text:span text:style-name="T38">2</text:span><text:span text:style-name="T28">, …, </text:span><text:span text:style-name="T29">k</text:span><text:span text:style-name="T38">r</text:span><text:span text:style-name="T28">) </text:span><text:span text:style-name="T25"><text:s text:c="2"/></text:span></text:p>
            <text:p text:style-name="P1"><text:span text:style-name="T25"/></text:p>
            <text:p text:style-name="P1"><text:span text:style-name="T25"/></text:p>
            <text:p text:style-name="P1"><text:span text:style-name="T25"/></text:p>
            <text:p text:style-name="P1"><text:span text:style-name="T25"/></text:p>
            <text:p text:style-name="P1"><text:span text:style-name="T25"/></text:p>
            <text:p text:style-name="P1"><text:span text:style-name="T25"/></text:p>
            <text:p text:style-name="P1"><text:span text:style-name="T25"><text:tab/></text:span><text:span text:style-name="T26">Exemple</text:span><text:span text:style-name="T25">: paraules diferents que es poden formar amb les lletres de la paraula</text:span></text:p>
            <text:p text:style-name="P1"><text:span text:style-name="T25"><text:s/></text:span><text:span text:style-name="T25"><text:tab/></text:span><text:span text:style-name="T25"><text:tab/></text:span><text:span text:style-name="T25"><text:tab/></text:span><text:span text:style-name="T25"> <text:s/></text:span><text:span text:style-name="T25">ESTADISTICA <text:s text:c="19"/></text:span></text:p>
            <text:p text:style-name="P1"><text:span text:style-name="T23"/></text:p>
            <text:p text:style-name="P1"><text:span text:style-name="T23"/></text:p>
            <text:p text:style-name="P1"><text:span text:style-name="T8"/></text:p>
          </draw:text-box>
        </draw:frame>
        <draw:frame draw:style-name="gr6" draw:layer="layout" svg:width="7.996cm" svg:height="1.934cm" svg:x="10.504cm" svg:y="11.566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6" draw:layer="layout" svg:width="12.832cm" svg:height="1.817cm" svg:x="10.504cm" svg:y="16.366cm"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1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Predeterminado">
        <office:forms form:automatic-focus="false" form:apply-design-mode="false"/>
        <draw:frame draw:style-name="gr2" draw:text-style-name="P1" draw:layer="layout" svg:width="26cm" svg:height="14.98cm" svg:x="1.5cm" svg:y="1cm">
          <draw:text-box>
            <text:p text:style-name="P1"><text:span text:style-name="T6">Càlcul de probabilitats:</text:span></text:p>
            <text:p text:style-name="P1"><text:span text:style-name="T4"/></text:p>
            <text:p text:style-name="P1"><text:span text:style-name="T4"><text:tab/></text:span><text:span text:style-name="T17">En ocasions, per a calcular el nombre de casos favorables i casos possibles hem d'utilitzar fòrmules de </text:span><text:span text:style-name="T23">Combinatòria</text:span><text:span text:style-name="T39"> <text:s/></text:span><text:span text:style-name="T25">(continuació)</text:span></text:p>
            <text:p text:style-name="P1"><text:span text:style-name="T23"/></text:p>
            <text:p text:style-name="P1"><text:span text:style-name="T23"/></text:p>
            <text:p text:style-name="P1"><text:span text:style-name="T8">Combinacions: </text:span></text:p>
            <text:p text:style-name="P1"><text:span text:style-name="T25"><text:tab/></text:span><text:span text:style-name="T26">Model</text:span><text:span text:style-name="T25">: </text:span><text:span text:style-name="T27">n</text:span><text:span text:style-name="T25"> bolles numerades en una urna. Treim </text:span><text:span text:style-name="T27">k</text:span><text:span text:style-name="T25"> bolles simultàniament. </text:span></text:p>
            <text:p text:style-name="P1"><text:span text:style-name="T25"><text:tab/></text:span><text:span text:style-name="T26">Resultat</text:span><text:span text:style-name="T25">: nombre de resultats possibles (dos resultats són iguals si contenen </text:span></text:p>
            <text:p text:style-name="P1"><text:span text:style-name="T25"><text:tab/></text:span><text:span text:style-name="T25"><text:tab/></text:span><text:span text:style-name="T25"><text:tab/></text:span><text:span text:style-name="T25"> </text:span><text:span text:style-name="T25">bolles amb els mateixos números, no importa l'ordre)</text:span></text:p>
            <text:p text:style-name="P1"><text:span text:style-name="T28"><text:tab/></text:span><text:span text:style-name="T28"><text:tab/></text:span><text:span text:style-name="T28"><text:tab/></text:span><text:span text:style-name="T28"> </text:span><text:span text:style-name="T28">(combinacions de </text:span><text:span text:style-name="T29">n</text:span><text:span text:style-name="T28"> elements agafats de </text:span><text:span text:style-name="T29">k</text:span><text:span text:style-name="T28"> en </text:span><text:span text:style-name="T29">k</text:span><text:span text:style-name="T28">) </text:span><text:span text:style-name="T25"><text:s text:c="2"/></text:span></text:p>
            <text:p text:style-name="P1"><text:span text:style-name="T25"><text:tab/></text:span></text:p>
            <text:p text:style-name="P1"><text:span text:style-name="T26"/></text:p>
            <text:p text:style-name="P1"><text:span text:style-name="T26"><text:tab/></text:span></text:p>
            <text:p text:style-name="P1"><text:span text:style-name="T26"><text:tab/></text:span><text:span text:style-name="T26">Exemple</text:span><text:span text:style-name="T25">: resultats del sorteig de la Loteria Primitiva </text:span></text:p>
            <text:p text:style-name="P1"><text:span text:style-name="T23"/></text:p>
            <text:p text:style-name="P1"><text:span text:style-name="T23"/></text:p>
            <text:p text:style-name="P1"><text:span text:style-name="T23"/></text:p>
          </draw:text-box>
        </draw:frame>
        <draw:frame draw:style-name="gr6" draw:layer="layout" svg:width="6.844cm" svg:height="1.964cm" svg:x="19.94cm" svg:y="9.8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6" draw:layer="layout" svg:width="11.643cm" svg:height="1.976cm" svg:x="5.956cm" svg:y="13.784cm"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5cm" svg:x="2.1cm" svg:y="14.107cm" presentation:class="notes">
            <draw:text-box>
              <text:p text:style-name="P7">Fer exemples 4, 5</text:p>
            </draw:text-box>
          </draw:frame>
        </presentation:notes>
      </draw:page>
      <draw:page draw:name="page12" draw:style-name="dp1" draw:master-page-name="Predeterminado">
        <office:forms form:automatic-focus="false" form:apply-design-mode="false"/>
        <draw:frame draw:style-name="gr2" draw:text-style-name="P1" draw:layer="layout" svg:width="26cm" svg:height="17.101cm" svg:x="1.5cm" svg:y="1cm">
          <draw:text-box>
            <text:p text:style-name="P1"><text:span text:style-name="T6">Càlcul de probabilitats:</text:span></text:p>
            <text:p text:style-name="P1"><text:span text:style-name="T4"/></text:p>
            <text:p text:style-name="P1"><text:span text:style-name="T4"><text:tab/></text:span><text:span text:style-name="T17">En ocasions, per a calcular el nombre de casos favorables i casos possibles hem d'utilitzar fòrmules de </text:span><text:span text:style-name="T23">Combinatòria</text:span><text:span text:style-name="T39"> <text:s/></text:span><text:span text:style-name="T25">(continuació)</text:span></text:p>
            <text:p text:style-name="P1"><text:span text:style-name="T23"/></text:p>
            <text:p text:style-name="P1"><text:span text:style-name="T23"/></text:p>
            <text:p text:style-name="P1"><text:span text:style-name="T8">Combinacions amb repetició: </text:span></text:p>
            <text:p text:style-name="P1"><text:span text:style-name="T25"><text:tab/></text:span><text:span text:style-name="T26">Model</text:span><text:span text:style-name="T25">: </text:span><text:span text:style-name="T27">n</text:span><text:span text:style-name="T25"> bolles numerades en </text:span><text:span text:style-name="T27">k</text:span><text:span text:style-name="T25"> urnes. Treim1 bolla de cada urna. </text:span></text:p>
            <text:p text:style-name="P1"><text:span text:style-name="T25"><text:tab/></text:span><text:span text:style-name="T26">Resultat</text:span><text:span text:style-name="T25">: nombre de resultats possibles (dos resultats són iguals si contenen </text:span></text:p>
            <text:p text:style-name="P1"><text:span text:style-name="T25"><text:tab/></text:span><text:span text:style-name="T25"><text:tab/></text:span><text:span text:style-name="T25"><text:tab/></text:span><text:span text:style-name="T25"> </text:span><text:span text:style-name="T25">bolles amb els mateixos números, no importa l'ordre)</text:span></text:p>
            <text:p text:style-name="P1"><text:span text:style-name="T28"><text:tab/></text:span><text:span text:style-name="T28"><text:tab/></text:span><text:span text:style-name="T28"><text:tab/></text:span><text:span text:style-name="T28"> </text:span><text:span text:style-name="T28">(combinacions amb repetició de </text:span><text:span text:style-name="T29">n</text:span><text:span text:style-name="T28"> elements agafats de </text:span><text:span text:style-name="T29">k</text:span><text:span text:style-name="T28"> en </text:span><text:span text:style-name="T29">k</text:span><text:span text:style-name="T28">) </text:span><text:span text:style-name="T25"><text:s text:c="2"/></text:span></text:p>
            <text:p text:style-name="P1"><text:span text:style-name="T25"><text:tab/></text:span></text:p>
            <text:p text:style-name="P1"><text:span text:style-name="T26"><text:tab/></text:span></text:p>
            <text:p text:style-name="P1"><text:span text:style-name="T26"/></text:p>
            <text:p text:style-name="P1"><text:span text:style-name="T26"/></text:p>
            <text:p text:style-name="P1"><text:span text:style-name="T26"/></text:p>
            <text:p text:style-name="P1"><text:span text:style-name="T26"/></text:p>
            <text:p text:style-name="P1"><text:span text:style-name="T26"><text:tab/></text:span><text:span text:style-name="T26">Exemple</text:span><text:span text:style-name="T25">: quantes fitxes té un dominó? <text:s/></text:span></text:p>
            <text:p text:style-name="P1"><text:span text:style-name="T23"/></text:p>
            <text:p text:style-name="P1"><text:span text:style-name="T23"/></text:p>
            <text:p text:style-name="P1"><text:span text:style-name="T23"/></text:p>
          </draw:text-box>
        </draw:frame>
        <draw:frame draw:style-name="gr6" draw:layer="layout" svg:width="8.103cm" svg:height="1.934cm" svg:x="13.656cm" svg:y="11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6" draw:layer="layout" svg:width="6.067cm" svg:height="1.939cm" svg:x="14.933cm" svg:y="14.561cm">
          <draw:object xlink:href="./Object 32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5cm" svg:x="2.1cm" svg:y="14.107cm" presentation:class="notes">
            <draw:text-box>
              <text:p text:style-name="P7">Fer exemples 4, 5</text:p>
            </draw:text-box>
          </draw:frame>
        </presentation:notes>
      </draw:page>
      <draw:page draw:name="page13" draw:style-name="dp1" draw:master-page-name="Predeterminado">
        <office:forms form:automatic-focus="false" form:apply-design-mode="false"/>
        <draw:frame draw:style-name="gr2" draw:text-style-name="P1" draw:layer="layout" svg:width="26cm" svg:height="23.525cm" svg:x="1.5cm" svg:y="1cm">
          <draw:text-box>
            <text:p text:style-name="P1"><text:span text:style-name="T6">Probabilitat Condicionada:</text:span></text:p>
            <text:p text:style-name="P1"><text:span text:style-name="T6"/></text:p>
            <text:p text:style-name="P1"><text:span text:style-name="T4"/></text:p>
            <text:p text:style-name="P1"><text:span text:style-name="T4"><text:tab/></text:span><text:span text:style-name="T17">La probabilitat condicionada entre dos succesos és la freqüència d'ocurrència (a llarg plaç) d'un dels successos </text:span><text:span text:style-name="T18">relativa</text:span><text:span text:style-name="T17"> a l'ocurrència de l'altre succés. </text:span></text:p>
            <text:p text:style-name="P1"><text:span text:style-name="T17"/></text:p>
            <text:p text:style-name="P1"><text:span text:style-name="T7">Notació: <text:s/>P(A|B) <text:s/>significa <text:s/></text:span><text:span text:style-name="T9">"</text:span><text:span text:style-name="T19">probabilitat del succés A condicionada pel succés B</text:span><text:span text:style-name="T9">"</text:span></text:p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24"><text:tab/></text:span><text:span text:style-name="T24"><text:tab/></text:span><text:span text:style-name="T24"><text:tab/></text:span><text:span text:style-name="T24"><text:tab/></text:span><text:span text:style-name="T40">:</text:span><text:span text:style-name="T24"> casos favorables</text:span><text:span text:style-name="T11"> a A ∩ B </text:span></text:p>
            <text:p text:style-name="P1"><text:span text:style-name="T11"><text:tab/></text:span><text:span text:style-name="T11"><text:tab/></text:span><text:span text:style-name="T11"><text:tab/></text:span><text:span text:style-name="T11"> <text:s/></text:span><text:span text:style-name="T11"><text:tab/></text:span><text:span text:style-name="T11">(nombre de successos elementals que composen A ∩ B)</text:span></text:p>
            <text:p text:style-name="P1"><text:span text:style-name="T11"/></text:p>
            <text:p text:style-name="P1"><text:span text:style-name="T24"><text:tab/></text:span><text:span text:style-name="T24"><text:tab/></text:span><text:span text:style-name="T24"><text:tab/></text:span><text:span text:style-name="T24"><text:tab/></text:span><text:span text:style-name="T40">:</text:span><text:span text:style-name="T24"> casos favorables</text:span><text:span text:style-name="T11"> a B </text:span></text:p>
            <text:p text:style-name="P1"><text:span text:style-name="T11"><text:tab/></text:span><text:span text:style-name="T11"><text:tab/></text:span><text:span text:style-name="T11"><text:tab/></text:span><text:span text:style-name="T11"> <text:s/></text:span><text:span text:style-name="T11"><text:tab/></text:span><text:span text:style-name="T11">(nombre de successos elementals que composen B)</text:span></text:p>
            <text:p text:style-name="P1"><text:span text:style-name="T11"/></text:p>
            <text:p text:style-name="P1"><text:span text:style-name="T11"/></text:p>
            <text:p text:style-name="P1"><text:span text:style-name="T11"><text:tab/></text:span><text:span text:style-name="T11">Exemple: en l'experiment de llançar un dau,</text:span></text:p>
            <text:p text:style-name="P1"><text:span text:style-name="T11"><text:tab/></text:span><text:span text:style-name="T11"><text:tab/></text:span><text:span text:style-name="T11"><text:tab/></text:span><text:span text:style-name="T11"> <text:s/></text:span><text:span text:style-name="T11">si A=</text:span><text:span text:style-name="T9">"major que 2"={3, 4, 5, 6} <text:s/>i B="imparell"={1, 3, 5}</text:span></text:p>
            <text:p text:style-name="P1"><text:span text:style-name="T9"><text:tab/></text:span><text:span text:style-name="T9"><text:tab/></text:span><text:span text:style-name="T9"><text:tab/></text:span><text:span text:style-name="T9"> <text:s/></text:span><text:span text:style-name="T9">llavors</text:span></text:p>
            <text:p text:style-name="P1"><text:span text:style-name="T11"><text:tab/></text:span><text:span text:style-name="T11"><text:tab/></text:span><text:span text:style-name="T11"><text:tab/></text:span></text:p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9"/></text:p>
          </draw:text-box>
        </draw:frame>
        <draw:frame draw:style-name="gr6" draw:layer="layout" svg:width="9.188cm" svg:height="2.087cm" svg:x="10.441cm" svg:y="8.8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1" draw:layer="layout" svg:width="1.5cm" svg:height="0.963cm" svg:x="11.7cm" svg:y="9.337cm">
          <draw:text-box>
            <text:p text:style-name="P1">|</text:p>
          </draw:text-box>
        </draw:frame>
        <draw:frame draw:style-name="gr6" draw:layer="layout" svg:width="2.308cm" svg:height="0.986cm" svg:x="4.1cm" svg:y="11.501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6" draw:layer="layout" svg:width="1.589cm" svg:height="0.986cm" svg:x="4.101cm" svg:y="13.70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6" draw:layer="layout" svg:width="9.924cm" svg:height="1.875cm" svg:x="9.141cm" svg:y="18.401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text-style-name="P1" draw:layer="layout" svg:width="1.5cm" svg:height="0.963cm" svg:x="10.4cm" svg:y="18.838cm">
          <draw:text-box>
            <text:p text:style-name="P1">|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Predeterminado">
        <office:forms form:automatic-focus="false" form:apply-design-mode="false"/>
        <draw:frame draw:style-name="gr2" draw:text-style-name="P1" draw:layer="layout" svg:width="26cm" svg:height="18.377cm" svg:x="1.5cm" svg:y="1cm">
          <draw:text-box>
            <text:p text:style-name="P1"><text:span text:style-name="T6">Probabilitat Condicionada:</text:span></text:p>
            <text:p text:style-name="P1"><text:span text:style-name="T6"/></text:p>
            <text:p text:style-name="P1"><text:span text:style-name="T4"/></text:p>
            <text:p text:style-name="P1"><text:span text:style-name="T4"><text:tab/></text:span><text:span text:style-name="T7">Propietat (</text:span><text:span text:style-name="T8">Teorema de Bayes</text:span><text:span text:style-name="T7">):</text:span></text:p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9"><text:tab/></text:span><text:span text:style-name="T9">Propietat (</text:span><text:span text:style-name="T21">Fòrmula de la Probabilitat Total</text:span><text:span text:style-name="T9">):</text:span></text:p>
            <text:p text:style-name="P1"><text:span text:style-name="T9"/></text:p>
            <text:p text:style-name="P1"><text:span text:style-name="T9"><text:tab/></text:span><text:span text:style-name="T9"><text:tab/></text:span><text:span text:style-name="T9">Si B</text:span><text:span text:style-name="T20">1</text:span><text:span text:style-name="T9">, B</text:span><text:span text:style-name="T20">2</text:span><text:span text:style-name="T9">, ···, B</text:span><text:span text:style-name="T20">n</text:span><text:span text:style-name="T9"> <text:s/>són <text:s/>successos que verifiquen <text:s text:c="2"/>B</text:span><text:span text:style-name="T20">1</text:span><text:span text:style-name="T9">UB</text:span><text:span text:style-name="T20">2</text:span><text:span text:style-name="T9">U···B</text:span><text:span text:style-name="T20">n</text:span><text:span text:style-name="T9">=Ω</text:span></text:p>
            <text:p text:style-name="P1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<text:s text:c="6"/></text:span><text:span text:style-name="T9">B</text:span><text:span text:style-name="T20">1</text:span><text:span text:style-name="T22">∩</text:span><text:span text:style-name="T9">B</text:span><text:span text:style-name="T20">2</text:span><text:span text:style-name="T22">=</text:span></text:p>
            <text:p text:style-name="P1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</text:span><text:span text:style-name="T9">B</text:span><text:span text:style-name="T20">1</text:span><text:span text:style-name="T22">∩</text:span><text:span text:style-name="T9">B</text:span><text:span text:style-name="T20">3</text:span><text:span text:style-name="T22">=</text:span></text:p>
            <text:p text:style-name="P1"><text:span text:style-name="T9"/></text:p>
            <text:p text:style-name="P1"><text:span text:style-name="T9"/></text:p>
            <text:p text:style-name="P1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41">(disjunts 2 a 2)</text:span></text:p>
            <text:p text:style-name="P1"><text:span text:style-name="T9"><text:tab/></text:span><text:span text:style-name="T9"><text:tab/></text:span><text:span text:style-name="T9">llavors es diu que formen un </text:span><text:span text:style-name="T21">sistema complet de successos</text:span><text:span text:style-name="T9"> i </text:span></text:p>
            <text:p text:style-name="P1"><text:span text:style-name="T9"><text:tab/></text:span><text:span text:style-name="T9"><text:tab/></text:span><text:span text:style-name="T9">per a qualsevol succés A tenim</text:span></text:p>
            <text:p text:style-name="P1"><text:span text:style-name="T9"/></text:p>
            <text:p text:style-name="P1"><text:span text:style-name="T9"/></text:p>
          </draw:text-box>
        </draw:frame>
        <draw:g>
          <draw:frame draw:style-name="gr6" draw:layer="layout" svg:width="7.648cm" svg:height="1.875cm" svg:x="7.641cm" svg:y="5.8cm"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style-name="gr2" draw:text-style-name="P1" draw:layer="layout" svg:width="1.5cm" svg:height="0.963cm" svg:x="8.9cm" svg:y="6.237cm">
            <draw:text-box>
              <text:p text:style-name="P1">|</text:p>
            </draw:text-box>
          </draw:frame>
          <draw:frame draw:style-name="gr2" draw:text-style-name="P1" draw:layer="layout" svg:width="1.5cm" svg:height="0.963cm" svg:x="12cm" svg:y="5.738cm">
            <draw:text-box>
              <text:p text:style-name="P1">|</text:p>
            </draw:text-box>
          </draw:frame>
        </draw:g>
        <draw:frame draw:style-name="gr6" draw:layer="layout" svg:width="1.999cm" svg:height="0.999cm" svg:x="21.901cm" svg:y="11.701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6" draw:layer="layout" svg:width="1.999cm" svg:height="0.999cm" svg:x="21.902cm" svg:y="12.702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text-style-name="P9" draw:layer="layout" svg:width="1cm" svg:height="2.195cm" svg:x="20cm" svg:y="13.373cm">
          <draw:text-box>
            <text:p text:style-name="P1"><text:span text:style-name="T42">· <text:s/>· <text:s/>·</text:span></text:p>
          </draw:text-box>
        </draw:frame>
        <draw:frame draw:style-name="gr6" draw:layer="layout" svg:width="19.595cm" svg:height="0.979cm" svg:x="4.405cm" svg:y="18.5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text-style-name="P1" draw:layer="layout" svg:width="1.5cm" svg:height="0.963cm" svg:x="8.1cm" svg:y="18.438cm">
          <draw:text-box>
            <text:p text:style-name="P1">|</text:p>
          </draw:text-box>
        </draw:frame>
        <draw:frame draw:style-name="gr2" draw:text-style-name="P1" draw:layer="layout" svg:width="1.5cm" svg:height="0.963cm" svg:x="13.5cm" svg:y="18.439cm">
          <draw:text-box>
            <text:p text:style-name="P1">|</text:p>
          </draw:text-box>
        </draw:frame>
        <draw:frame draw:style-name="gr2" draw:text-style-name="P1" draw:layer="layout" svg:width="1.5cm" svg:height="0.963cm" svg:x="20.3cm" svg:y="18.44cm">
          <draw:text-box>
            <text:p text:style-name="P1">|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Predeterminado">
        <office:forms form:automatic-focus="false" form:apply-design-mode="false"/>
        <draw:frame draw:style-name="gr2" draw:text-style-name="P1" draw:layer="layout" svg:width="26cm" svg:height="18.549cm" svg:x="1.5cm" svg:y="1cm">
          <draw:text-box>
            <text:p text:style-name="P1"><text:span text:style-name="T6">Independència de successos:</text:span></text:p>
            <text:p text:style-name="P1"><text:span text:style-name="T6"/></text:p>
            <text:p text:style-name="P1"><text:span text:style-name="T4"/></text:p>
            <text:p text:style-name="P1"><text:span text:style-name="T4"><text:tab/></text:span><text:span text:style-name="T17">Dos successos es consideren </text:span><text:span text:style-name="T23">independents</text:span><text:span text:style-name="T17"> si la probabilitat de cada un d'ells no està condicionada per l'altre, és a dir, si</text:span></text:p>
            <text:p text:style-name="P1"><text:span text:style-name="T17"/></text:p>
            <text:p text:style-name="P1"><text:span text:style-name="T17"><text:tab/></text:span><text:span text:style-name="T17"><text:tab/></text:span><text:span text:style-name="T17"><text:tab/></text:span><text:span text:style-name="T17"><text:tab/></text:span><text:span text:style-name="T17">P(A | B) = P(A) <text:s text:c="4"/>i <text:s text:c="2"/>si <text:s text:c="2"/></text:span><text:span text:style-name="T17"><text:tab/></text:span><text:span text:style-name="T17">P(B | A)=P(B)</text:span></text:p>
            <text:p text:style-name="P1"><text:span text:style-name="T17"/></text:p>
            <text:p text:style-name="P1"><text:span text:style-name="T17">o, el que és equivalent aplicant la definició de probabilitat condicionada:</text:span></text:p>
            <text:p text:style-name="P1"><text:span text:style-name="T17"/></text:p>
            <text:p text:style-name="P1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P(A </text:span><text:span text:style-name="T43">∩</text:span><text:span text:style-name="T44"> B) = P(A) </text:span><text:span text:style-name="T43">·</text:span><text:span text:style-name="T44"> P(B)</text:span></text:p>
            <text:p text:style-name="P1"><text:span text:style-name="T11"/></text:p>
            <text:p text:style-name="P1"><text:span text:style-name="T11"/></text:p>
            <text:p text:style-name="P1"><text:span text:style-name="T11"><text:tab/></text:span><text:span text:style-name="T11">Exemple: en l'experiment de llançar un dau,</text:span></text:p>
            <text:p text:style-name="P1"><text:span text:style-name="T11"><text:tab/></text:span><text:span text:style-name="T11"><text:tab/></text:span><text:span text:style-name="T11"><text:tab/></text:span><text:span text:style-name="T11"> <text:s/></text:span><text:span text:style-name="T11">si A=</text:span><text:span text:style-name="T9">"múltiple de 3"={3, 6} <text:s/>i B="imparell"={1, 3, 5}</text:span></text:p>
            <text:p text:style-name="P1"><text:span text:style-name="T9"><text:tab/></text:span><text:span text:style-name="T9"><text:tab/></text:span><text:span text:style-name="T9"><text:tab/></text:span><text:span text:style-name="T9"><text:tab/></text:span><text:span text:style-name="T9"> <text:s/></text:span></text:p>
            <text:p text:style-name="P1"><text:span text:style-name="T11"><text:tab/></text:span><text:span text:style-name="T11"><text:tab/></text:span><text:span text:style-name="T11"><text:tab/></text:span></text:p>
            <text:p text:style-name="P1"><text:span text:style-name="T9"/></text:p>
            <text:p text:style-name="P1"><text:span text:style-name="T9"/></text:p>
            <text:p text:style-name="P1"><text:span text:style-name="T9"><text:tab/></text:span><text:span text:style-name="T9"><text:tab/></text:span><text:span text:style-name="T9"><text:tab/></text:span><text:span text:style-name="T9"> <text:s/></text:span><text:span text:style-name="T11">com que P(A)=P(A | B) <text:s/>llavors els successos A i B són independents,</text:span></text:p>
            <text:p text:style-name="P1"><text:span text:style-name="T11"><text:tab/></text:span><text:span text:style-name="T11"><text:tab/></text:span><text:span text:style-name="T11"><text:tab/></text:span><text:span text:style-name="T11"> <text:s/></text:span><text:span text:style-name="T11">es verifica que</text:span></text:p>
            <text:p text:style-name="P1"><text:span text:style-name="T9"/></text:p>
          </draw:text-box>
        </draw:frame>
        <draw:frame draw:style-name="gr6" draw:layer="layout" svg:width="9.896cm" svg:height="1.875cm" svg:x="5.742cm" svg:y="14.602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1" draw:layer="layout" svg:width="1.5cm" svg:height="0.963cm" svg:x="7.001cm" svg:y="15.039cm">
          <draw:text-box>
            <text:p text:style-name="P1">|</text:p>
          </draw:text-box>
        </draw:frame>
        <draw:frame draw:style-name="gr6" draw:layer="layout" svg:width="7.75cm" svg:height="1.841cm" svg:x="17.4cm" svg:y="14.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10" draw:layer="layout" svg:width="1cm" svg:height="1.115cm" svg:x="16.2cm" svg:y="15cm">
          <draw:text-box>
            <text:p text:style-name="P1"><text:span text:style-name="T17">=</text:span></text:p>
          </draw:text-box>
        </draw:frame>
        <draw:frame draw:style-name="gr6" draw:layer="layout" svg:width="20.485cm" svg:height="1.841cm" svg:x="6.555cm" svg:y="18.671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Predeterminado">
        <office:forms form:automatic-focus="false" form:apply-design-mode="false"/>
        <draw:frame draw:style-name="gr2" draw:text-style-name="P1" draw:layer="layout" svg:width="26.5cm" svg:height="20.446cm" svg:x="1.5cm" svg:y="1cm">
          <draw:text-box>
            <text:p text:style-name="P1"><text:span text:style-name="T6">Independència de successos:</text:span></text:p>
            <text:p text:style-name="P1"><text:span text:style-name="T6"/></text:p>
            <text:p text:style-name="P1"><text:span text:style-name="T4"/></text:p>
            <text:p text:style-name="P1"><text:span text:style-name="T4"><text:tab/></text:span></text:p>
            <text:p text:style-name="P1"><text:span text:style-name="T4"><text:tab/></text:span><text:span text:style-name="T7">Propietat</text:span><text:span text:style-name="T4">:</text:span></text:p>
            <text:p text:style-name="P1"><text:span text:style-name="T4"/></text:p>
            <text:p text:style-name="P8"><text:span text:style-name="T9">Si A</text:span><text:span text:style-name="T20">1</text:span><text:span text:style-name="T9">, A</text:span><text:span text:style-name="T20">2</text:span><text:span text:style-name="T9">, ···, A</text:span><text:span text:style-name="T20">n</text:span><text:span text:style-name="T9"> <text:s/>son independents entre si, llavors</text:span></text:p>
            <text:p text:style-name="P8"><text:span text:style-name="T9"/></text:p>
            <text:p text:style-name="P8"><text:span text:style-name="T9"><text:tab/></text:span><text:span text:style-name="T9"><text:tab/></text:span><text:span text:style-name="T9">P(A</text:span><text:span text:style-name="T20">1</text:span><text:span text:style-name="T9">∩ A</text:span><text:span text:style-name="T20">2</text:span><text:span text:style-name="T9">∩ ··· ∩ A</text:span><text:span text:style-name="T20">n</text:span><text:span text:style-name="T9">)=P(A</text:span><text:span text:style-name="T20">1</text:span><text:span text:style-name="T9">) ∙ P(A</text:span><text:span text:style-name="T20">2</text:span><text:span text:style-name="T9">) ∙ ... ∙ P(A</text:span><text:span text:style-name="T20">n</text:span><text:span text:style-name="T9">)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><text:tab/></text:span><text:span text:style-name="T7">Observació</text:span><text:span text:style-name="T4">:</text:span></text:p>
            <text:p text:style-name="P1"><text:span text:style-name="T4"><text:tab/></text:span><text:span text:style-name="T7"><text:tab/></text:span></text:p>
            <text:p text:style-name="P1"><text:span text:style-name="T7"><text:tab/></text:span><text:span text:style-name="T7"> <text:s/></text:span><text:span text:style-name="T7">Si A i B </text:span><text:span text:style-name="T8">no</text:span><text:span text:style-name="T7"> son </text:span><text:span text:style-name="T8">independents</text:span><text:span text:style-name="T7">, llavors <text:s/>P(A </text:span><text:span text:style-name="T9">∩ B)=P(A | B) ∙ P(B)</text:span></text:p>
            <text:p text:style-name="P1"><text:span text:style-name="T9"/></text:p>
            <text:p text:style-name="P1"><text:span text:style-name="T9"/></text:p>
            <text:p text:style-name="P1"><text:span text:style-name="T9"><text:tab/></text:span><text:span text:style-name="T9"> <text:s/></text:span><text:span text:style-name="T9">en general, si A</text:span><text:span text:style-name="T20">1</text:span><text:span text:style-name="T9">, A</text:span><text:span text:style-name="T20">2</text:span><text:span text:style-name="T9">, ···, A</text:span><text:span text:style-name="T20">n</text:span><text:span text:style-name="T9"> <text:s/>no son independents entre si, llavors</text:span></text:p>
            <text:p text:style-name="P8"><text:span text:style-name="T9"/></text:p>
            <text:p text:style-name="P8"><text:span text:style-name="T9">P(A</text:span><text:span text:style-name="T20">1</text:span><text:span text:style-name="T9">∩ A</text:span><text:span text:style-name="T20">2</text:span><text:span text:style-name="T9">∩ ··· ∩ A</text:span><text:span text:style-name="T20">n</text:span><text:span text:style-name="T9">)=P(A</text:span><text:span text:style-name="T20">1</text:span><text:span text:style-name="T9">|A</text:span><text:span text:style-name="T20">2</text:span><text:span text:style-name="T9">∩ ··· ∩ A</text:span><text:span text:style-name="T20">n</text:span><text:span text:style-name="T9">) ∙ P(A</text:span><text:span text:style-name="T20">2</text:span><text:span text:style-name="T9">∩ ··· ∩ A</text:span><text:span text:style-name="T20">n</text:span><text:span text:style-name="T9">|A</text:span><text:span text:style-name="T20">3</text:span><text:span text:style-name="T9">∩ ··· ∩ A</text:span><text:span text:style-name="T20">n</text:span><text:span text:style-name="T9">) ∙ ... ∙ P(A</text:span><text:span text:style-name="T20">n</text:span><text:span text:style-name="T9">)</text:span></text:p>
            <text:p text:style-name="P1"><text:span text:style-name="T9"/></text:p>
            <text:p text:style-name="P1"><text:span text:style-name="T9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7" draw:layer="layout" svg:width="16.799cm" svg:height="13.114cm" svg:x="2.1cm" svg:y="14.107cm" presentation:class="notes" presentation:user-transformed="true">
            <draw:text-box>
              <text:p text:style-name="P7">Fer exercici 25 com a exemple 1 de prob. condicionada</text:p>
              <text:p text:style-name="P7">Fer exemples 2 i 3 Prob. Condicionada</text:p>
              <text:p text:style-name="P7">Repetir exercici 5 amb prob. condicionada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16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16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dc:creator>joseluis</dc:creator>
    <dc:date>2009-10-09T14:17:08.40</dc:date>
    <meta:editing-cycles>60</meta:editing-cycles>
    <meta:editing-duration>PT26H11M18S</meta:editing-duration>
    <meta:document-statistic meta:object-count="13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o math:stretchy="false">∅</math:mo>
    <math:annotation math:encoding="StarMath 5.0">emptyset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row>
            <math:mo math:stretchy="false">(</math:mo>
            <math:mrow>
              <math:mi>A</math:mi>
              <math:mi>B</math:mi>
            </math:mrow>
            <math:mo math:stretchy="false">)</math:mo>
          </math:mrow>
          <math:mo math:stretchy="false">=</math:mo>
          <math:mfrac>
            <math:msub>
              <math:mi math:fontstyle="italic">CF</math:mi>
              <math:mrow>
                <math:mi>A</math:mi>
                <math:mo math:stretchy="false">∩</math:mo>
                <math:mi>B</math:mi>
              </math:mrow>
            </math:msub>
            <math:msub>
              <math:mi math:fontstyle="italic">CF</math:mi>
              <math:mi>B</math:mi>
            </math:msub>
          </math:mfrac>
        </math:mrow>
        <math:mo math:stretchy="false">=</math:mo>
        <math:mfrac>
          <math:mrow>
            <math:mi>P</math:mi>
            <math:mrow>
              <math:mo math:stretchy="false">(</math:mo>
              <math:mrow>
                <math:mi>A</math:mi>
                <math:mo math:stretchy="false">∩</math:mo>
                <math:mi>B</math:mi>
              </math:mrow>
              <math:mo math:stretchy="false">)</math:mo>
            </math:mrow>
          </math:mrow>
          <math:mrow>
            <math:mi>P</math:mi>
            <math:mrow>
              <math:mo math:stretchy="false">(</math:mo>
              <math:mi>B</math:mi>
              <math:mo math:stretchy="false">)</math:mo>
            </math:mrow>
          </math:mrow>
        </math:mfrac>
      </math:mrow>
    </math:mrow>
    <math:annotation math:encoding="StarMath 5.0">P(A  B)={CF_{A intersection B}} over CF_{B}={P(A intersection B)} over {P(B)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sub>
      <math:mi math:fontstyle="italic">CF</math:mi>
      <math:mrow>
        <math:mi>A</math:mi>
        <math:mo math:stretchy="false">∩</math:mo>
        <math:mi>B</math:mi>
      </math:mrow>
    </math:msub>
    <math:annotation math:encoding="StarMath 5.0">CF_{A intersection B}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sub>
      <math:mi math:fontstyle="italic">CF</math:mi>
      <math:mi>B</math:mi>
    </math:msub>
    <math:annotation math:encoding="StarMath 5.0">CF_B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i>A</math:mi>
          <math:mo math:stretchy="false">)</math:mo>
        </math:mrow>
        <math:mo math:stretchy="false">=</math:mo>
        <math:mi>P</math:mi>
      </math:mrow>
      <math:mrow>
        <math:mrow>
          <math:mrow>
            <math:mo math:stretchy="false">(</math:mo>
            <math:mrow>
              <math:mo math:stretchy="false">{</math:mo>
              <math:mrow>
                <math:mn>3,</math:mn>
                <math:mn>6</math:mn>
              </math:mrow>
              <math:mo math:stretchy="false">}</math:mo>
            </math:mrow>
            <math:mo math:stretchy="false">)</math:mo>
          </math:mrow>
          <math:mo math:stretchy="false">=</math:mo>
          <math:mfrac>
            <math:mn>2</math:mn>
            <math:mn>6</math:mn>
          </math:mfrac>
        </math:mrow>
        <math:mo math:stretchy="false">=</math:mo>
        <math:mfrac>
          <math:mn>1</math:mn>
          <math:mn>3</math:mn>
        </math:mfrac>
      </math:mrow>
    </math:mrow>
    <math:annotation math:encoding="StarMath 5.0">P(A)=P(lbrace 3, 6 rbrace)={2 over 6}=1 over 3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A</math:mi>
            <math:mo math:stretchy="false">∩</math:mo>
            <math:mi>B</math:mi>
          </math:mrow>
          <math:mo math:stretchy="false">)</math:mo>
        </math:mrow>
        <math:mo math:stretchy="false">=</math:mo>
        <math:mi>P</math:mi>
      </math:mrow>
      <math:mrow>
        <math:mrow>
          <math:mrow>
            <math:mo math:stretchy="false">(</math:mo>
            <math:mrow>
              <math:mo math:stretchy="false">{</math:mo>
              <math:mn>3</math:mn>
              <math:mo math:stretchy="false">}</math:mo>
            </math:mrow>
            <math:mo math:stretchy="false">)</math:mo>
          </math:mrow>
          <math:mo math:stretchy="false">=</math:mo>
          <math:mfrac>
            <math:mn>1</math:mn>
            <math:mn>6</math:mn>
          </math:mfrac>
        </math:mrow>
        <math:mo math:stretchy="false">=</math:mo>
        <math:mi>P</math:mi>
      </math:mrow>
      <math:mrow>
        <math:mrow>
          <math:mo math:stretchy="false">(</math:mo>
          <math:mi>A</math:mi>
          <math:mo math:stretchy="false">)</math:mo>
        </math:mrow>
        <math:mo math:stretchy="false">⋅</math:mo>
        <math:mi>P</math:mi>
      </math:mrow>
      <math:mrow>
        <math:mrow>
          <math:mo math:stretchy="false">(</math:mo>
          <math:mi>B</math:mi>
          <math:mo math:stretchy="false">)</math:mo>
        </math:mrow>
        <math:mo math:stretchy="false">=</math:mo>
        <math:mi>P</math:mi>
      </math:mrow>
      <math:mrow>
        <math:mrow>
          <math:mo math:stretchy="false">(</math:mo>
          <math:mrow>
            <math:mo math:stretchy="false">{</math:mo>
            <math:mrow>
              <math:mn>3,</math:mn>
              <math:mn>6</math:mn>
            </math:mrow>
            <math:mo math:stretchy="false">}</math:mo>
          </math:mrow>
          <math:mo math:stretchy="false">)</math:mo>
        </math:mrow>
        <math:mo math:stretchy="false">⋅</math:mo>
        <math:mi>P</math:mi>
      </math:mrow>
      <math:mrow>
        <math:mrow>
          <math:mo math:stretchy="false">(</math:mo>
          <math:mrow>
            <math:mo math:stretchy="false">{</math:mo>
            <math:mrow>
              <math:mn>1,</math:mn>
              <math:mn>3,</math:mn>
              <math:mn>5</math:mn>
            </math:mrow>
            <math:mo math:stretchy="false">}</math:mo>
          </math:mrow>
          <math:mo math:stretchy="false">)</math:mo>
        </math:mrow>
        <math:mo math:stretchy="false">=</math:mo>
        <math:mrow>
          <math:mfrac>
            <math:mn>2</math:mn>
            <math:mn>6</math:mn>
          </math:mfrac>
          <math:mo math:stretchy="false">⋅</math:mo>
          <math:mfrac>
            <math:mn>3</math:mn>
            <math:mn>6</math:mn>
          </math:mfrac>
        </math:mrow>
      </math:mrow>
    </math:mrow>
    <math:annotation math:encoding="StarMath 5.0">P(A intersection B)=P(lbrace 3 rbrace)=1 over 6=P(A) cdot P(B)=P(lbrace 3, 6 rbrace) cdot P(lbrace 1, 3, 5 rbrace)={2 over 6} cdot {3 over 6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A</math:mi>
            <math:mi>B</math:mi>
          </math:mrow>
          <math:mo math:stretchy="false">)</math:mo>
        </math:mrow>
        <math:mo math:stretchy="false">=</math:mo>
        <math:mfrac>
          <math:mrow>
            <math:mi>P</math:mi>
            <math:mrow>
              <math:mrow>
                <math:mo math:stretchy="false">(</math:mo>
                <math:mrow>
                  <math:mi>B</math:mi>
                  <math:mi>A</math:mi>
                </math:mrow>
                <math:mo math:stretchy="false">)</math:mo>
              </math:mrow>
              <math:mo math:stretchy="false">⋅</math:mo>
              <math:mi>P</math:mi>
            </math:mrow>
            <math:mrow>
              <math:mo math:stretchy="false">(</math:mo>
              <math:mi>A</math:mi>
              <math:mo math:stretchy="false">)</math:mo>
            </math:mrow>
          </math:mrow>
          <math:mrow>
            <math:mi>P</math:mi>
            <math:mrow>
              <math:mo math:stretchy="false">(</math:mo>
              <math:mi>B</math:mi>
              <math:mo math:stretchy="false">)</math:mo>
            </math:mrow>
          </math:mrow>
        </math:mfrac>
      </math:mrow>
    </math:mrow>
    <math:annotation math:encoding="StarMath 5.0">P(A  B)={P(B  A) cdot P(A)} over {P(B)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row>
            <math:mrow>
              <math:mo math:stretchy="false">(</math:mo>
              <math:mrow>
                <math:mi>A</math:mi>
                <math:mi>B</math:mi>
              </math:mrow>
              <math:mo math:stretchy="false">)</math:mo>
            </math:mrow>
            <math:mo math:stretchy="false">=</math:mo>
            <math:mfrac>
              <math:mrow>
                <math:mi>P</math:mi>
                <math:mrow>
                  <math:mo math:stretchy="false">(</math:mo>
                  <math:mrow>
                    <math:mo math:stretchy="false">{</math:mo>
                    <math:mrow>
                      <math:mn>3,</math:mn>
                      <math:mn>5</math:mn>
                    </math:mrow>
                    <math:mo math:stretchy="false">}</math:mo>
                  </math:mrow>
                  <math:mo math:stretchy="false">)</math:mo>
                </math:mrow>
              </math:mrow>
              <math:mrow>
                <math:mi>P</math:mi>
                <math:mrow>
                  <math:mo math:stretchy="false">(</math:mo>
                  <math:mrow>
                    <math:mo math:stretchy="false">{</math:mo>
                    <math:mrow>
                      <math:mn>1,</math:mn>
                      <math:mn>3,</math:mn>
                      <math:mn>5</math:mn>
                    </math:mrow>
                    <math:mo math:stretchy="false">}</math:mo>
                  </math:mrow>
                  <math:mo math:stretchy="false">)</math:mo>
                </math:mrow>
              </math:mrow>
            </math:mfrac>
          </math:mrow>
          <math:mo math:stretchy="false">=</math:mo>
          <math:mfrac>
            <math:mrow>
              <math:mn>2</math:mn>
              <math:mo math:stretchy="false">/</math:mo>
              <math:mn>6</math:mn>
            </math:mrow>
            <math:mrow>
              <math:mn>3</math:mn>
              <math:mo math:stretchy="false">/</math:mo>
              <math:mn>6</math:mn>
            </math:mrow>
          </math:mfrac>
        </math:mrow>
        <math:mo math:stretchy="false">=</math:mo>
        <math:mfrac>
          <math:mn>2</math:mn>
          <math:mn>3</math:mn>
        </math:mfrac>
      </math:mrow>
    </math:mrow>
    <math:annotation math:encoding="StarMath 5.0">P(A  B)={P(lbrace 3, 5 rbrace)} over {P(lbrace 1, 3, 5 rbrace)}={2 / 6} over {3 / 6}=2 over 3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row>
            <math:mrow>
              <math:mo math:stretchy="false">(</math:mo>
              <math:mrow>
                <math:mi>A</math:mi>
                <math:mi>B</math:mi>
              </math:mrow>
              <math:mo math:stretchy="false">)</math:mo>
            </math:mrow>
            <math:mo math:stretchy="false">=</math:mo>
            <math:mfrac>
              <math:mrow>
                <math:mi>P</math:mi>
                <math:mrow>
                  <math:mo math:stretchy="false">(</math:mo>
                  <math:mrow>
                    <math:mo math:stretchy="false">{</math:mo>
                    <math:mn>3</math:mn>
                    <math:mo math:stretchy="false">}</math:mo>
                  </math:mrow>
                  <math:mo math:stretchy="false">)</math:mo>
                </math:mrow>
              </math:mrow>
              <math:mrow>
                <math:mi>P</math:mi>
                <math:mrow>
                  <math:mo math:stretchy="false">(</math:mo>
                  <math:mrow>
                    <math:mo math:stretchy="false">{</math:mo>
                    <math:mrow>
                      <math:mn>1,</math:mn>
                      <math:mn>3,</math:mn>
                      <math:mn>5</math:mn>
                    </math:mrow>
                    <math:mo math:stretchy="false">}</math:mo>
                  </math:mrow>
                  <math:mo math:stretchy="false">)</math:mo>
                </math:mrow>
              </math:mrow>
            </math:mfrac>
          </math:mrow>
          <math:mo math:stretchy="false">=</math:mo>
          <math:mfrac>
            <math:mrow>
              <math:mn>1</math:mn>
              <math:mo math:stretchy="false">/</math:mo>
              <math:mn>6</math:mn>
            </math:mrow>
            <math:mrow>
              <math:mn>3</math:mn>
              <math:mo math:stretchy="false">/</math:mo>
              <math:mn>6</math:mn>
            </math:mrow>
          </math:mfrac>
        </math:mrow>
        <math:mo math:stretchy="false">=</math:mo>
        <math:mfrac>
          <math:mn>1</math:mn>
          <math:mn>3</math:mn>
        </math:mfrac>
      </math:mrow>
    </math:mrow>
    <math:annotation math:encoding="StarMath 5.0">P(A  B)={P(lbrace 3 rbrace)} over {P(lbrace 1, 3, 5 rbrace)}={1 / 6} over {3 / 6}=1 over 3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o math:stretchy="false">∅</math:mo>
    <math:annotation math:encoding="StarMath 5.0">emptyset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o math:stretchy="false">∅</math:mo>
    <math:annotation math:encoding="StarMath 5.0">emptyset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o math:stretchy="false">∅</math:mo>
    <math:annotation math:encoding="StarMath 5.0">emptyset
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i>A</math:mi>
          <math:mo math:stretchy="false">)</math:mo>
        </math:mrow>
        <math:mo math:stretchy="false">=</math:mo>
        <math:mi>P</math:mi>
      </math:mrow>
      <math:mrow>
        <math:mrow>
          <math:mo math:stretchy="false">(</math:mo>
          <math:mrow>
            <math:mi>A</math:mi>
            <math:msub>
              <math:mi>B</math:mi>
              <math:mn>1</math:mn>
            </math:msub>
          </math:mrow>
          <math:mo math:stretchy="false">)</math:mo>
        </math:mrow>
        <math:mo math:stretchy="false">⋅</math:mo>
        <math:mi>P</math:mi>
      </math:mrow>
      <math:mrow>
        <math:mrow>
          <math:mo math:stretchy="false">(</math:mo>
          <math:msub>
            <math:mi>B</math:mi>
            <math:mn>1</math:mn>
          </math:msub>
          <math:mo math:stretchy="false">)</math:mo>
        </math:mrow>
        <math:mo math:stretchy="false">+</math:mo>
        <math:mi>P</math:mi>
      </math:mrow>
      <math:mrow>
        <math:mrow>
          <math:mo math:stretchy="false">(</math:mo>
          <math:mrow>
            <math:mi>A</math:mi>
            <math:msub>
              <math:mi>B</math:mi>
              <math:mn>2</math:mn>
            </math:msub>
          </math:mrow>
          <math:mo math:stretchy="false">)</math:mo>
        </math:mrow>
        <math:mo math:stretchy="false">⋅</math:mo>
        <math:mi>P</math:mi>
      </math:mrow>
      <math:mrow>
        <math:mrow>
          <math:mrow>
            <math:mo math:stretchy="false">(</math:mo>
            <math:msub>
              <math:mi>B</math:mi>
              <math:mn>2</math:mn>
            </math:msub>
            <math:mo math:stretchy="false">)</math:mo>
          </math:mrow>
          <math:mo math:stretchy="false">+</math:mo>
          <math:mo math:stretchy="false">⋯</math:mo>
        </math:mrow>
        <math:mo math:stretchy="false">+</math:mo>
        <math:mi>P</math:mi>
      </math:mrow>
      <math:mrow>
        <math:mrow>
          <math:mo math:stretchy="false">(</math:mo>
          <math:mrow>
            <math:mi>A</math:mi>
            <math:msub>
              <math:mi>B</math:mi>
              <math:mi>n</math:mi>
            </math:msub>
          </math:mrow>
          <math:mo math:stretchy="false">)</math:mo>
        </math:mrow>
        <math:mo math:stretchy="false">⋅</math:mo>
        <math:mi>P</math:mi>
      </math:mrow>
      <math:mrow>
        <math:mo math:stretchy="false">(</math:mo>
        <math:msub>
          <math:mi>B</math:mi>
          <math:mi>n</math:mi>
        </math:msub>
        <math:mo math:stretchy="false">)</math:mo>
      </math:mrow>
    </math:mrow>
    <math:annotation math:encoding="StarMath 5.0">P(A)=P(A  B_1) cdot P(B_1)+P(A  B_2) cdot P(B_2) + dotsaxis + P(A  B_n) cdot P(B_n)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subsup>
        <math:mi math:fontstyle="italic">VR</math:mi>
        <math:mi>n</math:mi>
        <math:mi>k</math:mi>
      </math:msubsup>
      <math:mo math:stretchy="false">=</math:mo>
      <math:msup>
        <math:mi>n</math:mi>
        <math:mi>k</math:mi>
      </math:msup>
    </math:mrow>
    <math:annotation math:encoding="StarMath 5.0">VR_n^k=n^k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subsup>
        <math:mi math:fontstyle="italic">VR</math:mi>
        <math:mn>10</math:mn>
        <math:mn>5</math:mn>
      </math:msubsup>
      <math:mo math:stretchy="false">=</math:mo>
      <math:msup>
        <math:mn>10</math:mn>
        <math:mn>5</math:mn>
      </math:msup>
    </math:mrow>
    <math:annotation math:encoding="StarMath 5.0">VR_{10}^{5}=10^5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P</math:mi>
            <math:mi>n</math:mi>
          </math:msub>
          <math:mo math:stretchy="false">=</math:mo>
          <math:msubsup>
            <math:mi>V</math:mi>
            <math:mi>n</math:mi>
            <math:mi>n</math:mi>
          </math:msubsup>
        </math:mrow>
        <math:mo math:stretchy="false">=</math:mo>
        <math:mi>n</math:mi>
      </math:mrow>
      <math:mi>!</math:mi>
    </math:mrow>
    <math:annotation math:encoding="StarMath 5.0">P_n=V_n^n=n!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sup>
            <math:mi>C</math:mi>
            <math:mn>49</math:mn>
            <math:mn>6</math:mn>
          </math:msubsup>
          <math:mo math:stretchy="false">=</math:mo>
          <math:mfenced math:open="" math:close="">
            <math:mtable>
              <math:mtr>
                <math:mn>49</math:mn>
              </math:mtr>
              <math:mtr>
                <math:mn>6</math:mn>
              </math:mtr>
            </math:mtable>
          </math:mfenced>
        </math:mrow>
        <math:mo math:stretchy="false">=</math:mo>
        <math:mfrac>
          <math:mrow>
            <math:mn>49</math:mn>
            <math:mi>!</math:mi>
          </math:mrow>
          <math:mrow>
            <math:mn>6</math:mn>
            <math:mrow>
              <math:mi>!</math:mi>
              <math:mo math:stretchy="false">⋅</math:mo>
              <math:mrow>
                <math:mo math:stretchy="false">(</math:mo>
                <math:mrow>
                  <math:mn>49</math:mn>
                  <math:mo math:stretchy="false">−</math:mo>
                  <math:mn>6</math:mn>
                </math:mrow>
                <math:mo math:stretchy="false">)</math:mo>
              </math:mrow>
            </math:mrow>
            <math:mi>!</math:mi>
          </math:mrow>
        </math:mfrac>
      </math:mrow>
      <math:mo math:stretchy="false">=</math:mo>
      <math:mn>13983816</math:mn>
    </math:mrow>
    <math:annotation math:encoding="StarMath 5.0"> C_{49}^6=left ( binom{49}{6} right ) = {49!}over{6! cdot (49-6)!}=13983816 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P</math:mi>
          <math:mn>4</math:mn>
        </math:msub>
        <math:mo math:stretchy="false">=</math:mo>
        <math:mn>4</math:mn>
      </math:mrow>
      <math:mrow>
        <math:mi>!</math:mi>
        <math:mo math:stretchy="false">=</math:mo>
        <math:mn>24</math:mn>
      </math:mrow>
    </math:mrow>
    <math:annotation math:encoding="StarMath 5.0">P_4=4!=24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o math:stretchy="false">∅</math:mo>
    <math:annotation math:encoding="StarMath 5.0">emptyset
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C</math:mi>
          <math:mi>n</math:mi>
          <math:mi>k</math:mi>
        </math:msubsup>
        <math:mo math:stretchy="false">=</math:mo>
        <math:mfenced math:open="" math:close="">
          <math:mtable>
            <math:mtr>
              <math:mi>n</math:mi>
            </math:mtr>
            <math:mtr>
              <math:mi>k</math:mi>
            </math:mtr>
          </math:mtable>
        </math:mfenced>
      </math:mrow>
      <math:mo math:stretchy="false">=</math:mo>
      <math:mfrac>
        <math:mrow>
          <math:mi>n</math:mi>
          <math:mi>!</math:mi>
        </math:mrow>
        <math:mrow>
          <math:mi>k</math:mi>
          <math:mi>!</math:mi>
          <math:mrow>
            <math:mo math:stretchy="false">(</math:mo>
            <math:mrow>
              <math:mi>n</math:mi>
              <math:mo math:stretchy="false">−</math:mo>
              <math:mi>k</math:mi>
            </math:mrow>
            <math:mo math:stretchy="false">)</math:mo>
          </math:mrow>
          <math:mi>!</math:mi>
        </math:mrow>
      </math:mfrac>
    </math:mrow>
    <math:annotation math:encoding="StarMath 5.0">C_n^k=left ( binom{n}{k} right ) = {n!}over{k!(n-k)!}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o math:stretchy="false">∅</math:mo>
    <math:annotation math:encoding="StarMath 5.0">emptyset
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subsup>
        <math:mi math:fontstyle="italic">PR</math:mi>
        <math:mi>n</math:mi>
        <math:mrow>
          <math:msub>
            <math:mi>k</math:mi>
            <math:mn>1,</math:mn>
          </math:msub>
          <math:msub>
            <math:mi>k</math:mi>
            <math:mn>2,</math:mn>
          </math:msub>
          <math:mn>...</math:mn>
          <math:mi>,</math:mi>
          <math:msub>
            <math:mi>k</math:mi>
            <math:mi>r</math:mi>
          </math:msub>
        </math:mrow>
      </math:msubsup>
      <math:mo math:stretchy="false">=</math:mo>
      <math:mfrac>
        <math:mrow>
          <math:mi>n</math:mi>
          <math:mi>!</math:mi>
        </math:mrow>
        <math:mrow>
          <math:msub>
            <math:mi>k</math:mi>
            <math:mn>1</math:mn>
          </math:msub>
          <math:mi>!</math:mi>
          <math:msub>
            <math:mi>k</math:mi>
            <math:mn>2</math:mn>
          </math:msub>
          <math:mi>!</math:mi>
          <math:mn>...</math:mn>
          <math:msub>
            <math:mi>k</math:mi>
            <math:mi>r</math:mi>
          </math:msub>
          <math:mi>!</math:mi>
        </math:mrow>
      </math:mfrac>
    </math:mrow>
    <math:annotation math:encoding="StarMath 5.0">PR_n^{k_1, k_2, ..., k_r}={n!} over {k_1! k_2! ... k_r!}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o math:stretchy="false">∅</math:mo>
    <math:annotation math:encoding="StarMath 5.0">emptyset
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PR</math:mi>
          <math:mn>11</math:mn>
          <math:mn>1222121</math:mn>
        </math:msubsup>
        <math:mo math:stretchy="false">=</math:mo>
        <math:mfrac>
          <math:mrow>
            <math:mn>11</math:mn>
            <math:mi>!</math:mi>
          </math:mrow>
          <math:mrow>
            <math:mn>1</math:mn>
            <math:mi>!</math:mi>
            <math:mn>2</math:mn>
            <math:mi>!</math:mi>
            <math:mn>2</math:mn>
            <math:mi>!</math:mi>
            <math:mn>2</math:mn>
            <math:mi>!</math:mi>
            <math:mn>1</math:mn>
            <math:mi>!</math:mi>
            <math:mn>2</math:mn>
            <math:mi>!</math:mi>
            <math:mn>1</math:mn>
            <math:mi>!</math:mi>
          </math:mrow>
        </math:mfrac>
      </math:mrow>
      <math:mo math:stretchy="false">=</math:mo>
      <math:mn>2494800</math:mn>
    </math:mrow>
    <math:annotation math:encoding="StarMath 5.0">PR_{11}^{1222121}={11!} over {1! 2! 2! 2! 1! 2! 1!}=2494800
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CR</math:mi>
          <math:mi>n</math:mi>
          <math:mi>k</math:mi>
        </math:msubsup>
        <math:mo math:stretchy="false">=</math:mo>
        <math:msubsup>
          <math:mi>C</math:mi>
          <math:mrow>
            <math:mrow>
              <math:mi>n</math:mi>
              <math:mo math:stretchy="false">+</math:mo>
              <math:mi>k</math:mi>
            </math:mrow>
            <math:mo math:stretchy="false">−</math:mo>
            <math:mn>1</math:mn>
          </math:mrow>
          <math:mi>k</math:mi>
        </math:msubsup>
      </math:mrow>
      <math:mo math:stretchy="false">=</math:mo>
      <math:mfenced math:open="" math:close="">
        <math:mtable>
          <math:mtr>
            <math:mrow>
              <math:mrow>
                <math:mi>n</math:mi>
                <math:mo math:stretchy="false">+</math:mo>
                <math:mi>k</math:mi>
              </math:mrow>
              <math:mo math:stretchy="false">−</math:mo>
              <math:mn>1</math:mn>
            </math:mrow>
          </math:mtr>
          <math:mtr>
            <math:mi>k</math:mi>
          </math:mtr>
        </math:mtable>
      </math:mfenced>
    </math:mrow>
    <math:annotation math:encoding="StarMath 5.0">CR_n^k=C_{n+k-1}^{k}=left ( binom{n+k-1}{k} right )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sup>
            <math:mi math:fontstyle="italic">CR</math:mi>
            <math:mn>7</math:mn>
            <math:mn>2</math:mn>
          </math:msubsup>
          <math:mo math:stretchy="false">=</math:mo>
          <math:msubsup>
            <math:mi>C</math:mi>
            <math:mn>8</math:mn>
            <math:mn>2</math:mn>
          </math:msubsup>
        </math:mrow>
        <math:mo math:stretchy="false">=</math:mo>
        <math:mfenced math:open="" math:close="">
          <math:mtable>
            <math:mtr>
              <math:mn>8</math:mn>
            </math:mtr>
            <math:mtr>
              <math:mn>2</math:mn>
            </math:mtr>
          </math:mtable>
        </math:mfenced>
      </math:mrow>
      <math:mo math:stretchy="false">=</math:mo>
      <math:mn>28</math:mn>
    </math:mrow>
    <math:annotation math:encoding="StarMath 5.0"> CR_{7}^2=C_8^2=left ( binom{8}{2} right ) = 28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subsup>
        <math:mi>V</math:mi>
        <math:mi>n</math:mi>
        <math:mi>k</math:mi>
      </math:msubsup>
      <math:mo math:stretchy="false">=</math:mo>
      <math:mfrac>
        <math:mrow>
          <math:mi>n</math:mi>
          <math:mi>!</math:mi>
        </math:mrow>
        <math:mrow>
          <math:mrow>
            <math:mo math:stretchy="false">(</math:mo>
            <math:mrow>
              <math:mi>n</math:mi>
              <math:mo math:stretchy="false">−</math:mo>
              <math:mi>k</math:mi>
            </math:mrow>
            <math:mo math:stretchy="false">)</math:mo>
          </math:mrow>
          <math:mi>!</math:mi>
        </math:mrow>
      </math:mfrac>
    </math:mrow>
    <math:annotation math:encoding="StarMath 5.0">V_n^k={n!}over{(n-k)!}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V</math:mi>
          <math:mn>10</math:mn>
          <math:mn>6</math:mn>
        </math:msubsup>
        <math:mo math:stretchy="false">=</math:mo>
        <math:mfrac>
          <math:mrow>
            <math:mn>10</math:mn>
            <math:mi>!</math:mi>
          </math:mrow>
          <math:mrow>
            <math:mrow>
              <math:mo math:stretchy="false">(</math:mo>
              <math:mrow>
                <math:mn>10</math:mn>
                <math:mo math:stretchy="false">−</math:mo>
                <math:mn>6</math:mn>
              </math:mrow>
              <math:mo math:stretchy="false">)</math:mo>
            </math:mrow>
            <math:mi>!</math:mi>
          </math:mrow>
        </math:mfrac>
      </math:mrow>
      <math:mo math:stretchy="false">=</math:mo>
      <math:mn>151200</math:mn>
    </math:mrow>
    <math:annotation math:encoding="StarMath 5.0">V_{10}^6={10!}over{(10-6)!}=151200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o math:stretchy="false">∅</math:mo>
    <math:annotation math:encoding="StarMath 5.0">emptyset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o math:stretchy="false">∅</math:mo>
    <math:annotation math:encoding="StarMath 5.0">emptyset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i>A</math:mi>
          <math:mo math:stretchy="false">)</math:mo>
        </math:mrow>
        <math:mo math:stretchy="false">=</math:mo>
        <math:mfrac>
          <math:msub>
            <math:mi math:fontstyle="italic">CF</math:mi>
            <math:mi>A</math:mi>
          </math:msub>
          <math:mi math:fontstyle="italic">CP</math:mi>
        </math:mfrac>
      </math:mrow>
    </math:mrow>
    <math:annotation math:encoding="StarMath 5.0">P(A)={CF_A} over CP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ub>
      <math:mi math:fontstyle="italic">CF</math:mi>
      <math:mi>A</math:mi>
    </math:msub>
    <math:annotation math:encoding="StarMath 5.0">CF_A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i math:fontstyle="italic">CP</math:mi>
    <math:annotation math:encoding="StarMath 5.0">CP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i math:fontstyle="italic">parell</math:mi>
          <math:mo math:stretchy="false">)</math:mo>
        </math:mrow>
        <math:mo math:stretchy="false">=</math:mo>
        <math:mi>P</math:mi>
      </math:mrow>
      <math:mrow>
        <math:mrow>
          <math:mrow>
            <math:mrow>
              <math:mrow>
                <math:mo math:stretchy="false">(</math:mo>
                <math:mi>A</math:mi>
                <math:mo math:stretchy="false">)</math:mo>
              </math:mrow>
              <math:mo math:stretchy="false">=</math:mo>
              <math:mfrac>
                <math:mrow>
                  <math:mi math:fontstyle="italic">card</math:mi>
                  <math:mrow>
                    <math:mo math:stretchy="false">(</math:mo>
                    <math:mi>A</math:mi>
                    <math:mo math:stretchy="false">)</math:mo>
                  </math:mrow>
                </math:mrow>
                <math:mrow>
                  <math:mi math:fontstyle="italic">card</math:mi>
                  <math:mrow>
                    <math:mo math:stretchy="false">(</math:mo>
                    <math:mo math:stretchy="false">Ω</math:mo>
                    <math:mo math:stretchy="false">)</math:mo>
                  </math:mrow>
                </math:mrow>
              </math:mfrac>
            </math:mrow>
            <math:mo math:stretchy="false">=</math:mo>
            <math:mfrac>
              <math:mn>3</math:mn>
              <math:mn>6</math:mn>
            </math:mfrac>
          </math:mrow>
          <math:mo math:stretchy="false">=</math:mo>
          <math:mfrac>
            <math:mn>1</math:mn>
            <math:mn>2</math:mn>
          </math:mfrac>
        </math:mrow>
        <math:mo math:stretchy="false">=</math:mo>
        <math:mn>0,5</math:mn>
      </math:mrow>
    </math:mrow>
    <math:annotation math:encoding="StarMath 5.0">P(parell)=P(A)={card(A)}over{card(%OMEGA)}=3 over 6=1 over 2=0,5</math:annotation>
  </math:semantics>
</math:math>
</file>